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center" draw:textarea-vertical-align="middle"/>
    </style:style>
    <style:style style:name="gr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text-align="center"/>
      <style:text-properties fo:font-family="Arial" style:font-family-generic="swiss" style:font-pitch="variable" fo:font-size="10pt"/>
    </style:style>
    <style:style style:name="T1" style:family="text">
      <style:text-properties fo:font-size="10pt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2cm" svg:height="3cm" svg:x="19.5cm" svg:y="36.5cm">
          <text:p/>
        </draw:rect>
        <draw:rect draw:style-name="gr1" draw:text-style-name="P1" draw:layer="layout" svg:width="11cm" svg:height="7cm" svg:x="2cm" svg:y="33.5cm">
          <text:p/>
        </draw:rect>
        <draw:custom-shape draw:style-name="gr2" draw:text-style-name="P3" draw:id="id31" draw:layer="layout" svg:width="2.5cm" svg:height="1cm" svg:x="23.6cm" svg:y="10.1cm">
          <text:p text:style-name="P2"><text:span text:style-name="T1">LO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6" draw:layer="layout" svg:width="2.5cm" svg:height="1cm" svg:x="24.1cm" svg:y="13.1cm">
          <text:p text:style-name="P2"><text:span text:style-name="T1">verboseDoc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5" draw:layer="layout" svg:width="2.5cm" svg:height="1cm" svg:x="24.1cm" svg:y="14.6cm">
          <text:p text:style-name="P2"><text:span text:style-name="T1">lfBeforeCurl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14" draw:layer="layout" svg:width="2.5cm" svg:height="1cm" svg:x="23.6cm" svg:y="11.6cm">
          <text:p text:style-name="P2"><text:span text:style-name="T1">sec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4" draw:layer="layout" svg:width="2.5cm" svg:height="1cm" svg:x="24.6cm" svg:y="16.1cm">
          <text:p text:style-name="P2"><text:span text:style-name="T1">ind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1" draw:layer="layout" svg:width="3.5cm" svg:height="1cm" svg:x="24.1cm" svg:y="17.6cm">
          <text:p text:style-name="P2"><text:span text:style-name="T1">actualNamesp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2" draw:layer="layout" svg:width="2.5cm" svg:height="1cm" svg:x="25.1cm" svg:y="19.1cm">
          <text:p text:style-name="P2"><text:span text:style-name="T1">currClas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6" draw:layer="layout" svg:width="2.5cm" svg:height="1cm" svg:x="25.6cm" svg:y="20.6cm">
          <text:p text:style-name="P2"><text:span text:style-name="T1">localIn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7" draw:layer="layout" svg:width="2.5cm" svg:height="1cm" svg:x="25.776cm" svg:y="21.994cm">
          <text:p text:style-name="P2"><text:span text:style-name="T1">extIn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8" draw:layer="layout" svg:width="2.5cm" svg:height="1cm" svg:x="25.6cm" svg:y="23.6cm">
          <text:p text:style-name="P2"><text:span text:style-name="T1">systemIn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9" draw:layer="layout" svg:width="2.5cm" svg:height="1cm" svg:x="25.6cm" svg:y="25.1cm">
          <text:p text:style-name="P2"><text:span text:style-name="T1">includeCl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0" draw:layer="layout" svg:width="2.5cm" svg:height="1cm" svg:x="25.6cm" svg:y="26.6cm">
          <text:p text:style-name="P2"><text:span text:style-name="T1">predeclCl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5" draw:layer="layout" svg:width="2.5cm" svg:height="1cm" svg:x="25.6cm" svg:y="28.1cm">
          <text:p text:style-name="P2"><text:span text:style-name="T1">generatorPas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" draw:layer="layout" svg:width="2.5cm" svg:height="1cm" svg:x="25.6cm" svg:y="29.5cm">
          <text:p text:style-name="P2"><text:span text:style-name="T1">singlet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02" draw:layer="layout" svg:width="2.5cm" svg:height="1cm" svg:x="25.6cm" svg:y="31.6cm">
          <text:p text:style-name="P2"><text:span text:style-name="T1">stdPrefix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3cm" svg:height="1cm" svg:x="20cm" svg:y="29.5cm">
          <text:p text:style-name="P2"><text:span text:style-name="T1">getInst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1" draw:layer="layout" svg:width="3.5cm" svg:height="1cm" svg:x="30.5cm" svg:y="24.1cm">
          <text:p text:style-name="P2"><text:span text:style-name="T1">generatePredecl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0" draw:layer="layout" svg:width="3cm" svg:height="1cm" svg:x="29.5cm" svg:y="19.6cm">
          <text:p text:style-name="P2"><text:span text:style-name="T1">generateInclu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9" draw:layer="layout" svg:width="3cm" svg:height="1cm" svg:x="16.6cm" svg:y="14.7cm">
          <text:p text:style-name="P2"><text:span text:style-name="T1">generateFoo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8" draw:layer="layout" svg:width="3cm" svg:height="1cm" svg:x="16.6cm" svg:y="16cm">
          <text:p text:style-name="P2"><text:span text:style-name="T1">generateClass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7" draw:layer="layout" svg:width="3cm" svg:height="1cm" svg:x="16.6cm" svg:y="17.5cm">
          <text:p text:style-name="P2"><text:span text:style-name="T1">generate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6" draw:layer="layout" svg:width="3.5cm" svg:height="1cm" svg:x="16.6cm" svg:y="19cm">
          <text:p text:style-name="P2"><text:span text:style-name="T1">generateHeaderT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4" draw:layer="layout" svg:width="3.5cm" svg:height="1cm" svg:x="16.6cm" svg:y="20.6cm">
          <text:p text:style-name="P2"><text:span text:style-name="T1">generateFileAs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3cm" svg:height="1cm" svg:x="16.6cm" svg:y="22.2cm">
          <text:p text:style-name="P2"><text:span text:style-name="T1">setup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" draw:layer="layout" svg:width="3cm" svg:height="1cm" svg:x="16.6cm" svg:y="23.8cm">
          <text:p text:style-name="P2"><text:span text:style-name="T1">cleanup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4" draw:layer="layout" svg:width="3cm" svg:height="1cm" svg:x="20.5cm" svg:y="17cm">
          <text:p text:style-name="P2"><text:span text:style-name="T1">isAInnerCla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" draw:layer="layout" svg:width="3cm" svg:height="1cm" svg:x="12.5cm" svg:y="27.6cm">
          <text:p text:style-name="P2"><text:span text:style-name="T1">GeneratorC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" draw:layer="layout" svg:width="3cm" svg:height="1cm" svg:x="16.6cm" svg:y="10.1cm">
          <text:p text:style-name="P2"><text:span text:style-name="T1">load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0" draw:layer="layout" svg:width="4.9cm" svg:height="1cm" svg:x="11.344cm" svg:y="30.971cm">
          <text:p text:style-name="P2"><text:span text:style-name="T1">createDirectoriesPath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4" draw:layer="layout" svg:width="3cm" svg:height="1cm" svg:x="7.5cm" svg:y="34cm">
          <text:p text:style-name="P2"><text:span text:style-name="T1">get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3" draw:layer="layout" svg:width="3cm" svg:height="1cm" svg:x="9cm" svg:y="36cm">
          <text:p text:style-name="P2"><text:span text:style-name="T1">getYea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2" draw:layer="layout" svg:width="3cm" svg:height="1cm" svg:x="5.5cm" svg:y="39cm">
          <text:p text:style-name="P2"><text:span text:style-name="T1">writeTempl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5" draw:layer="layout" svg:width="3cm" svg:height="1cm" svg:x="2.5cm" svg:y="36.5cm">
          <text:p text:style-name="P2"><text:span text:style-name="T1">replaceTok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id="id36" draw:layer="layout" svg:width="5.1cm" svg:height="1cm" svg:x="28.5cm" svg:y="34.5cm">
          <text:p text:style-name="P2"><text:span text:style-name="T1">checkInclude4UsageIndir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7" draw:layer="layout" svg:width="5.5cm" svg:height="1cm" svg:x="35.5cm" svg:y="35cm">
          <text:p text:style-name="P2"><text:span text:style-name="T1">checkIncludeNeeded4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8" draw:layer="layout" svg:width="5.5cm" svg:height="1cm" svg:x="37.5cm" svg:y="31.6cm">
          <text:p text:style-name="P2"><text:span text:style-name="T1">generateHeaderPackage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9" draw:layer="layout" svg:width="5cm" svg:height="1cm" svg:x="41cm" svg:y="29.6cm">
          <text:p text:style-name="P2"><text:span text:style-name="T1">generateHeaderPackage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0" draw:layer="layout" svg:width="3cm" svg:height="1cm" svg:x="43.5cm" svg:y="27.6cm">
          <text:p text:style-name="P2"><text:span text:style-name="T1">addUserHead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1" draw:layer="layout" svg:width="3cm" svg:height="1cm" svg:x="44cm" svg:y="25.6cm">
          <text:p text:style-name="P5"><text:span text:style-name="T2">addDepend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8" draw:layer="layout" svg:width="3cm" svg:height="1cm" svg:x="11.062cm" svg:y="23.018cm">
          <text:p text:style-name="P2"><text:span text:style-name="T1">generate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9" draw:layer="layout" svg:width="3cm" svg:height="0.5cm" svg:x="3cm" svg:y="8.5cm">
          <text:p text:style-name="P2"><text:span text:style-name="T1">generateP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44" draw:layer="layout" svg:width="5.5cm" svg:height="1cm" svg:x="12cm" svg:y="12.1cm">
          <text:p text:style-name="P2"><text:span text:style-name="T1">generateNameWithPkgSe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5" draw:layer="layout" svg:width="5cm" svg:height="1cm" svg:x="11cm" svg:y="10.1cm">
          <text:p text:style-name="P2"><text:span text:style-name="T1">getNamespaceWithout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6" draw:layer="layout" svg:width="6cm" svg:height="0.9cm" svg:x="37.5cm" svg:y="33.2cm">
          <text:p text:style-name="P2"><text:span text:style-name="T1">generateHeaderPackageStartSing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7" draw:layer="layout" svg:width="6cm" svg:height="0.9cm" svg:x="43.5cm" svg:y="31.2cm">
          <text:p text:style-name="P2"><text:span text:style-name="T1">generateHeaderPackageEndSing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4" draw:layer="layout" svg:width="8cm" svg:height="0.8cm" svg:x="38cm" svg:y="12.8cm">
          <text:p text:style-name="P2"><text:span text:style-name="T1">generateOperationNameAndTestForConstru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5" draw:layer="layout" svg:width="4cm" svg:height="1cm" svg:x="42cm" svg:y="11.3cm">
          <text:p text:style-name="P2"><text:span text:style-name="T1">isDestru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7" draw:layer="layout" svg:width="3cm" svg:height="1cm" svg:x="11.1cm" svg:y="21.1cm">
          <text:p text:style-name="P2"><text:span text:style-name="T1">generateC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3" draw:layer="layout" svg:width="3cm" svg:height="1cm" svg:x="20cm" svg:y="26.1cm">
          <text:p text:style-name="P2"><text:span text:style-name="T1">getFile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2" draw:layer="layout" svg:width="4.2cm" svg:height="1cm" svg:x="10.5cm" svg:y="18.6cm">
          <text:p text:style-name="P2"><text:span text:style-name="T1">generateRelativePackag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cm" svg:y1="30cm" svg:x2="25.6cm" svg:y2="29.999cm" draw:start-shape="id1" draw:end-shape="id2" draw:end-glue-point="6">
          <text:p/>
        </draw:connector>
        <draw:connector draw:style-name="gr4" draw:text-style-name="P1" draw:layer="layout" draw:type="line" svg:x1="15.5cm" svg:y1="28.1cm" svg:x2="25.964cm" svg:y2="29.645cm" draw:start-shape="id3" draw:start-glue-point="1" draw:end-shape="id2" draw:end-glue-point="5">
          <text:p/>
        </draw:connector>
        <draw:connector draw:style-name="gr4" draw:text-style-name="P1" draw:layer="layout" draw:type="line" svg:x1="14cm" svg:y1="27.6cm" svg:x2="16.6cm" svg:y2="10.6cm" draw:start-shape="id3" draw:start-glue-point="0" draw:end-shape="id4">
          <text:p/>
        </draw:connector>
        <draw:connector draw:style-name="gr4" draw:text-style-name="P1" draw:layer="layout" draw:type="line" svg:x1="19.6cm" svg:y1="24.3cm" svg:x2="25.6cm" svg:y2="21.1cm" draw:start-shape="id5" draw:start-glue-point="1" draw:end-shape="id6">
          <text:p/>
        </draw:connector>
        <draw:connector draw:style-name="gr4" draw:text-style-name="P1" draw:layer="layout" draw:type="line" svg:x1="19.6cm" svg:y1="24.3cm" svg:x2="25.776cm" svg:y2="22.494cm" draw:start-shape="id5" draw:end-shape="id7">
          <text:p/>
        </draw:connector>
        <draw:connector draw:style-name="gr4" draw:text-style-name="P1" draw:layer="layout" draw:type="line" svg:x1="19.6cm" svg:y1="24.3cm" svg:x2="25.6cm" svg:y2="24.099cm" draw:start-shape="id5" draw:end-shape="id8" draw:end-glue-point="6">
          <text:p/>
        </draw:connector>
        <draw:connector draw:style-name="gr4" draw:text-style-name="P1" draw:layer="layout" draw:type="line" svg:x1="19.6cm" svg:y1="24.3cm" svg:x2="25.6cm" svg:y2="25.599cm" draw:start-shape="id5" draw:end-shape="id9" draw:end-glue-point="6">
          <text:p/>
        </draw:connector>
        <draw:connector draw:style-name="gr4" draw:text-style-name="P1" draw:layer="layout" draw:type="line" svg:x1="19.6cm" svg:y1="24.3cm" svg:x2="25.6cm" svg:y2="27.099cm" draw:start-shape="id5" draw:end-shape="id10" draw:end-glue-point="6">
          <text:p/>
        </draw:connector>
        <draw:connector draw:style-name="gr4" draw:text-style-name="P1" draw:layer="layout" draw:type="line" svg:x1="19.6cm" svg:y1="24.3cm" svg:x2="24.1cm" svg:y2="18.1cm" draw:start-shape="id5" draw:end-shape="id11">
          <text:p/>
        </draw:connector>
        <draw:connector draw:style-name="gr4" draw:text-style-name="P1" draw:layer="layout" draw:type="line" svg:x1="19.6cm" svg:y1="24.3cm" svg:x2="25.1cm" svg:y2="19.6cm" draw:start-shape="id5" draw:end-shape="id12">
          <text:p/>
        </draw:connector>
        <draw:connector draw:style-name="gr4" draw:text-style-name="P1" draw:layer="layout" draw:type="line" svg:x1="18.1cm" svg:y1="23.2cm" svg:x2="18.1cm" svg:y2="23.8cm" draw:start-shape="id13" draw:end-shape="id5" draw:end-glue-point="0">
          <text:p/>
        </draw:connector>
        <draw:connector draw:style-name="gr4" draw:text-style-name="P1" draw:layer="layout" draw:type="line" svg:x1="19.6cm" svg:y1="22.7cm" svg:x2="25.1cm" svg:y2="19.599cm" draw:start-shape="id13" draw:end-shape="id12" draw:end-glue-point="6">
          <text:p/>
        </draw:connector>
        <draw:connector draw:style-name="gr4" draw:text-style-name="P1" draw:layer="layout" draw:type="line" svg:x1="18.35cm" svg:y1="21.6cm" svg:x2="18.1cm" svg:y2="22.2cm" draw:start-shape="id14" draw:end-shape="id13">
          <text:p/>
        </draw:connector>
        <draw:connector draw:style-name="gr4" draw:text-style-name="P1" draw:layer="layout" draw:type="line" svg:x1="20.1cm" svg:y1="21.1cm" svg:x2="25.6cm" svg:y2="28.599cm" draw:start-shape="id14" draw:start-glue-point="1" draw:end-shape="id15" draw:end-glue-point="6">
          <text:p/>
        </draw:connector>
        <draw:connector draw:style-name="gr4" draw:text-style-name="P1" draw:layer="layout" draw:type="line" svg:x1="18.35cm" svg:y1="20.6cm" svg:x2="18.35cm" svg:y2="20cm" draw:start-shape="id14" draw:start-glue-point="0" draw:end-shape="id16" draw:end-glue-point="2">
          <text:p/>
        </draw:connector>
        <draw:connector draw:style-name="gr4" draw:text-style-name="P1" draw:layer="layout" draw:type="line" svg:x1="16.6cm" svg:y1="21.1cm" svg:x2="16.6cm" svg:y2="18cm" draw:start-shape="id14" draw:start-glue-point="3" draw:end-shape="id17">
          <text:p/>
        </draw:connector>
        <draw:connector draw:style-name="gr4" draw:text-style-name="P1" draw:layer="layout" draw:type="line" svg:x1="16.6cm" svg:y1="21.1cm" svg:x2="16.6cm" svg:y2="16.5cm" draw:start-shape="id14" draw:start-glue-point="3" draw:end-shape="id18" draw:end-glue-point="3">
          <text:p/>
        </draw:connector>
        <draw:connector draw:style-name="gr4" draw:text-style-name="P1" draw:layer="layout" draw:type="line" svg:x1="16.6cm" svg:y1="21.1cm" svg:x2="16.6cm" svg:y2="15.2cm" draw:start-shape="id14" draw:end-shape="id19" draw:end-glue-point="3">
          <text:p/>
        </draw:connector>
        <draw:connector draw:style-name="gr4" draw:text-style-name="P1" draw:layer="layout" draw:type="line" svg:x1="20.1cm" svg:y1="21.1cm" svg:x2="25.6cm" svg:y2="21.1cm" draw:start-shape="id14" draw:start-glue-point="1" draw:end-shape="id6">
          <text:p/>
        </draw:connector>
        <draw:connector draw:style-name="gr4" draw:text-style-name="P1" draw:layer="layout" draw:type="line" svg:x1="20.1cm" svg:y1="21.1cm" svg:x2="29.5cm" svg:y2="20.1cm" draw:start-shape="id14" draw:start-glue-point="1" draw:end-shape="id20" draw:end-glue-point="3">
          <text:p/>
        </draw:connector>
        <draw:connector draw:style-name="gr4" draw:text-style-name="P1" draw:layer="layout" draw:type="line" svg:x1="20.1cm" svg:y1="21.1cm" svg:x2="30.5cm" svg:y2="24.6cm" draw:start-shape="id14" draw:start-glue-point="1" draw:end-shape="id21" draw:end-glue-point="3">
          <text:p/>
        </draw:connector>
        <draw:connector draw:style-name="gr4" draw:text-style-name="P1" draw:layer="layout" draw:type="line" svg:x1="16.6cm" svg:y1="21.1cm" svg:x2="14.7cm" svg:y2="19.1cm" draw:start-shape="id14" draw:start-glue-point="3" draw:end-shape="id22">
          <text:p/>
        </draw:connector>
        <draw:connector draw:style-name="gr4" draw:text-style-name="P1" draw:layer="layout" draw:type="line" svg:x1="18.35cm" svg:y1="21.6cm" svg:x2="21.5cm" svg:y2="26.1cm" draw:start-shape="id14" draw:start-glue-point="2" draw:end-shape="id23" draw:end-glue-point="0">
          <text:p/>
        </draw:connector>
        <draw:connector draw:style-name="gr4" draw:text-style-name="P1" draw:layer="layout" draw:type="line" svg:x1="19.6cm" svg:y1="10.6cm" svg:x2="24.6cm" svg:y2="16.6cm" draw:start-shape="id4" draw:end-shape="id24">
          <text:p/>
        </draw:connector>
        <draw:connector draw:style-name="gr4" draw:text-style-name="P1" draw:layer="layout" draw:type="line" svg:x1="19.6cm" svg:y1="10.6cm" svg:x2="24.1cm" svg:y2="15.1cm" draw:start-shape="id4" draw:start-glue-point="1" draw:end-shape="id25">
          <text:p/>
        </draw:connector>
        <draw:connector draw:style-name="gr4" draw:text-style-name="P1" draw:layer="layout" draw:type="line" svg:x1="19.6cm" svg:y1="10.6cm" svg:x2="24.1cm" svg:y2="13.6cm" draw:start-shape="id4" draw:end-shape="id26">
          <text:p/>
        </draw:connector>
        <draw:connector draw:style-name="gr4" draw:text-style-name="P1" draw:layer="layout" draw:type="line" svg:x1="14.1cm" svg:y1="21.6cm" svg:x2="25.6cm" svg:y2="28.6cm" draw:start-shape="id27" draw:start-glue-point="1" draw:end-shape="id15">
          <text:p/>
        </draw:connector>
        <draw:connector draw:style-name="gr4" draw:text-style-name="P1" draw:layer="layout" draw:type="line" svg:x1="14.1cm" svg:y1="21.6cm" svg:x2="16.6cm" svg:y2="21.1cm" draw:start-shape="id27" draw:start-glue-point="1" draw:end-shape="id14">
          <text:p/>
        </draw:connector>
        <draw:connector draw:style-name="gr4" draw:text-style-name="P1" draw:layer="layout" draw:type="line" svg:x1="12.6cm" svg:y1="21.1cm" svg:x2="12.6cm" svg:y2="19.6cm" draw:start-shape="id27" draw:end-shape="id22">
          <text:p/>
        </draw:connector>
        <draw:connector draw:style-name="gr4" draw:text-style-name="P1" draw:layer="layout" draw:type="line" svg:x1="14.1cm" svg:y1="21.6cm" svg:x2="19.6cm" svg:y2="24.3cm" draw:start-shape="id27" draw:end-shape="id5" draw:end-glue-point="1">
          <text:p/>
        </draw:connector>
        <draw:connector draw:style-name="gr4" draw:text-style-name="P1" draw:layer="layout" draw:type="line" svg:x1="14.062cm" svg:y1="23.518cm" svg:x2="25.6cm" svg:y2="28.6cm" draw:start-shape="id28" draw:end-shape="id15">
          <text:p/>
        </draw:connector>
        <draw:connector draw:style-name="gr4" draw:text-style-name="P1" draw:layer="layout" draw:type="line" svg:x1="14.062cm" svg:y1="23.518cm" svg:x2="14.7cm" svg:y2="19.1cm" draw:start-shape="id28" draw:start-glue-point="1" draw:end-shape="id22">
          <text:p/>
        </draw:connector>
        <draw:connector draw:style-name="gr4" draw:text-style-name="P1" draw:layer="layout" draw:type="line" svg:x1="14.062cm" svg:y1="23.518cm" svg:x2="16.6cm" svg:y2="21.1cm" draw:start-shape="id28" draw:end-shape="id14">
          <text:p/>
        </draw:connector>
        <draw:connector draw:style-name="gr4" draw:text-style-name="P1" draw:layer="layout" draw:type="line" svg:x1="14.062cm" svg:y1="23.518cm" svg:x2="16.6cm" svg:y2="24.3cm" draw:start-shape="id28" draw:end-shape="id5">
          <text:p/>
        </draw:connector>
        <draw:connector draw:style-name="gr4" draw:text-style-name="P1" draw:layer="layout" draw:type="line" svg:x1="23cm" svg:y1="26.6cm" svg:x2="25.6cm" svg:y2="28.6cm" draw:start-shape="id23" draw:start-glue-point="1" draw:end-shape="id15">
          <text:p/>
        </draw:connector>
        <draw:connector draw:style-name="gr4" draw:text-style-name="P1" draw:layer="layout" draw:type="line" svg:x1="4.5cm" svg:y1="8.5cm" svg:x2="10.5cm" svg:y2="19.1cm" draw:start-shape="id29" draw:start-glue-point="0" draw:end-shape="id22">
          <text:p/>
        </draw:connector>
        <draw:connector draw:style-name="gr4" draw:text-style-name="P1" draw:layer="layout" draw:type="line" svg:x1="13.794cm" svg:y1="30.971cm" svg:x2="12.6cm" svg:y2="19.6cm" draw:start-shape="id30" draw:start-glue-point="0" draw:end-shape="id22">
          <text:p/>
        </draw:connector>
        <draw:connector draw:style-name="gr4" draw:text-style-name="P1" draw:layer="layout" draw:type="line" svg:x1="16.244cm" svg:y1="31.471cm" svg:x2="20cm" svg:y2="26.6cm" draw:start-shape="id30" draw:end-shape="id23">
          <text:p/>
        </draw:connector>
        <draw:connector draw:style-name="gr4" draw:text-style-name="P1" draw:layer="layout" draw:type="line" svg:x1="16.244cm" svg:y1="31.471cm" svg:x2="23.964cm" svg:y2="10.953cm" draw:start-shape="id30" draw:end-shape="id31" draw:end-glue-point="7">
          <text:p/>
        </draw:connector>
        <draw:connector draw:style-name="gr4" draw:text-style-name="P1" draw:layer="layout" draw:type="line" svg:x1="8.5cm" svg:y1="39.5cm" svg:x2="25.964cm" svg:y2="28.953cm" draw:start-shape="id32" draw:start-glue-point="1" draw:end-shape="id15" draw:end-glue-point="7">
          <text:p/>
        </draw:connector>
        <draw:connector draw:style-name="gr4" draw:text-style-name="P1" draw:layer="layout" draw:type="line" svg:x1="8.5cm" svg:y1="39.5cm" svg:x2="9cm" svg:y2="36.5cm" draw:start-shape="id32" draw:end-shape="id33">
          <text:p/>
        </draw:connector>
        <draw:connector draw:style-name="gr4" draw:text-style-name="P1" draw:layer="layout" draw:type="line" svg:x1="7cm" svg:y1="39cm" svg:x2="7.5cm" svg:y2="34.5cm" draw:start-shape="id32" draw:end-shape="id34">
          <text:p/>
        </draw:connector>
        <draw:connector draw:style-name="gr4" draw:text-style-name="P1" draw:layer="layout" draw:type="line" svg:x1="7cm" svg:y1="39cm" svg:x2="23.6cm" svg:y2="10.6cm" draw:start-shape="id32" draw:start-glue-point="0" draw:end-shape="id31">
          <text:p/>
        </draw:connector>
        <draw:connector draw:style-name="gr4" draw:text-style-name="P1" draw:layer="layout" draw:type="line" svg:x1="5.5cm" svg:y1="39.5cm" svg:x2="4cm" svg:y2="37.5cm" draw:start-shape="id32" draw:end-shape="id35" draw:end-glue-point="2">
          <text:p/>
        </draw:connector>
        <draw:connector draw:style-name="gr4" draw:text-style-name="P1" draw:layer="layout" draw:type="line" svg:x1="20.1cm" svg:y1="19.5cm" svg:x2="24.1cm" svg:y2="13.6cm" draw:start-shape="id16" draw:start-glue-point="1" draw:end-shape="id26">
          <text:p/>
        </draw:connector>
        <draw:connector draw:style-name="gr4" draw:text-style-name="P1" draw:layer="layout" draw:type="line" svg:x1="31.05cm" svg:y1="34.5cm" svg:x2="28.1cm" svg:y2="28.599cm" draw:start-shape="id36" draw:start-glue-point="0" draw:end-shape="id15" draw:end-glue-point="10">
          <text:p/>
        </draw:connector>
        <draw:connector draw:style-name="gr4" draw:text-style-name="P1" draw:layer="layout" draw:type="line" svg:x1="35.5cm" svg:y1="35.5cm" svg:x2="33.6cm" svg:y2="35cm" draw:start-shape="id37" draw:start-glue-point="3" draw:end-shape="id36">
          <text:p/>
        </draw:connector>
        <draw:connector draw:style-name="gr4" draw:text-style-name="P1" draw:layer="layout" draw:type="line" svg:x1="29.5cm" svg:y1="20.1cm" svg:x2="28.1cm" svg:y2="21.1cm" draw:start-shape="id20" draw:end-shape="id6">
          <text:p/>
        </draw:connector>
        <draw:connector draw:style-name="gr4" draw:text-style-name="P1" draw:layer="layout" draw:type="line" svg:x1="29.5cm" svg:y1="20.1cm" svg:x2="28.276cm" svg:y2="22.493cm" draw:start-shape="id20" draw:end-shape="id7" draw:end-glue-point="10">
          <text:p/>
        </draw:connector>
        <draw:connector draw:style-name="gr4" draw:text-style-name="P1" draw:layer="layout" draw:type="line" svg:x1="29.5cm" svg:y1="20.1cm" svg:x2="28.1cm" svg:y2="24.099cm" draw:start-shape="id20" draw:end-shape="id8" draw:end-glue-point="10">
          <text:p/>
        </draw:connector>
        <draw:connector draw:style-name="gr4" draw:text-style-name="P1" draw:layer="layout" draw:type="line" svg:x1="32.25cm" svg:y1="25.1cm" svg:x2="28.1cm" svg:y2="27.1cm" draw:start-shape="id21" draw:start-glue-point="2" draw:end-shape="id10">
          <text:p/>
        </draw:connector>
        <draw:connector draw:style-name="gr4" draw:text-style-name="P1" draw:layer="layout" draw:type="line" svg:x1="32.25cm" svg:y1="25.1cm" svg:x2="40.25cm" svg:y2="31.6cm" draw:start-shape="id21" draw:start-glue-point="2" draw:end-shape="id38" draw:end-glue-point="0">
          <text:p/>
        </draw:connector>
        <draw:connector draw:style-name="gr4" draw:text-style-name="P1" draw:layer="layout" draw:type="line" svg:x1="34cm" svg:y1="24.6cm" svg:x2="41cm" svg:y2="30.1cm" draw:start-shape="id21" draw:start-glue-point="1" draw:end-shape="id39">
          <text:p/>
        </draw:connector>
        <draw:connector draw:style-name="gr4" draw:text-style-name="P1" draw:layer="layout" draw:type="line" svg:x1="43.5cm" svg:y1="28.1cm" svg:x2="27.734cm" svg:y2="24.453cm" draw:start-shape="id40" draw:start-glue-point="3" draw:end-shape="id8" draw:end-glue-point="9">
          <text:p/>
        </draw:connector>
        <draw:connector draw:style-name="gr4" draw:text-style-name="P1" draw:layer="layout" draw:type="line" svg:x1="43.5cm" svg:y1="28.1cm" svg:x2="28.1cm" svg:y2="21.1cm" draw:start-shape="id40" draw:start-glue-point="3" draw:end-shape="id6">
          <text:p/>
        </draw:connector>
        <draw:connector draw:style-name="gr4" draw:text-style-name="P1" draw:layer="layout" draw:type="line" svg:x1="44cm" svg:y1="26.1cm" svg:x2="28.1cm" svg:y2="28.599cm" draw:start-shape="id41" draw:start-glue-point="3" draw:end-shape="id15" draw:end-glue-point="10">
          <text:p/>
        </draw:connector>
        <draw:connector draw:style-name="gr4" draw:text-style-name="P1" draw:layer="layout" draw:type="line" svg:x1="44cm" svg:y1="26.1cm" svg:x2="28.1cm" svg:y2="25.6cm" draw:start-shape="id41" draw:start-glue-point="3" draw:end-shape="id9">
          <text:p/>
        </draw:connector>
        <draw:connector draw:style-name="gr4" draw:text-style-name="P1" draw:layer="layout" draw:type="line" svg:x1="44cm" svg:y1="26.1cm" svg:x2="28.1cm" svg:y2="27.1cm" draw:start-shape="id41" draw:end-shape="id10" draw:end-glue-point="1">
          <text:p/>
        </draw:connector>
        <draw:connector draw:style-name="gr4" draw:text-style-name="P1" draw:layer="layout" draw:type="line" svg:x1="44cm" svg:y1="26.1cm" svg:x2="27.6cm" svg:y2="19.6cm" draw:start-shape="id41" draw:end-shape="id12">
          <text:p/>
        </draw:connector>
        <draw:connector draw:style-name="gr4" draw:text-style-name="P1" draw:layer="layout" draw:type="line" svg:x1="44cm" svg:y1="26.1cm" svg:x2="14.7cm" svg:y2="19.1cm" draw:start-shape="id41" draw:end-shape="id22">
          <text:p/>
        </draw:connector>
        <draw:connector draw:style-name="gr4" draw:text-style-name="P1" draw:layer="layout" draw:type="line" svg:x1="44cm" svg:y1="26.1cm" svg:x2="28.1cm" svg:y2="21.1cm" draw:start-shape="id41" draw:end-shape="id6">
          <text:p/>
        </draw:connector>
        <draw:connector draw:style-name="gr4" draw:text-style-name="P1" draw:layer="layout" draw:type="line" svg:x1="44cm" svg:y1="26.1cm" svg:x2="28.276cm" svg:y2="22.494cm" draw:start-shape="id41" draw:end-shape="id7">
          <text:p/>
        </draw:connector>
        <draw:custom-shape draw:style-name="gr3" draw:text-style-name="P4" draw:id="id42" draw:layer="layout" svg:width="6cm" svg:height="1cm" svg:x="9.5cm" svg:y="14.1cm">
          <text:p text:style-name="P2"><text:span text:style-name="T1">generateHeaderPackageEndSing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3" draw:layer="layout" svg:width="5.5cm" svg:height="1cm" svg:x="9.5cm" svg:y="16.6cm">
          <text:p text:style-name="P2"><text:span text:style-name="T1">generatePackageAbsoluteNam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5cm" svg:y1="15.1cm" svg:x2="12.25cm" svg:y2="16.6cm" draw:start-shape="id42" draw:start-glue-point="2" draw:end-shape="id43" draw:end-glue-point="0">
          <text:p/>
        </draw:connector>
        <draw:connector draw:style-name="gr4" draw:text-style-name="P1" draw:layer="layout" draw:type="line" svg:x1="12.25cm" svg:y1="17.6cm" svg:x2="12.6cm" svg:y2="18.6cm" draw:start-shape="id43" draw:start-glue-point="2" draw:end-shape="id22" draw:end-glue-point="0">
          <text:p/>
        </draw:connector>
        <draw:connector draw:style-name="gr4" draw:text-style-name="P1" draw:layer="layout" draw:type="line" svg:x1="14.75cm" svg:y1="12.1cm" svg:x2="13.5cm" svg:y2="11.1cm" draw:start-shape="id44" draw:start-glue-point="0" draw:end-shape="id45">
          <text:p/>
        </draw:connector>
        <draw:connector draw:style-name="gr4" draw:text-style-name="P1" draw:layer="layout" draw:type="line" svg:x1="14.75cm" svg:y1="13.1cm" svg:x2="14.7cm" svg:y2="19.1cm" draw:start-shape="id44" draw:start-glue-point="2" draw:end-shape="id22">
          <text:p/>
        </draw:connector>
        <draw:connector draw:style-name="gr4" draw:text-style-name="P1" draw:layer="layout" draw:type="line" svg:x1="17.5cm" svg:y1="12.6cm" svg:x2="14.75cm" svg:y2="13.1cm" draw:start-shape="id44" draw:start-glue-point="1" draw:end-shape="id44" draw:end-glue-point="2">
          <text:p/>
        </draw:connector>
        <draw:connector draw:style-name="gr4" draw:text-style-name="P1" draw:layer="layout" draw:type="line" svg:x1="37.5cm" svg:y1="32.1cm" svg:x2="27.6cm" svg:y2="18.099cm" draw:start-shape="id38" draw:start-glue-point="3" draw:end-shape="id11" draw:end-glue-point="10">
          <text:p/>
        </draw:connector>
        <draw:connector draw:style-name="gr4" draw:text-style-name="P1" draw:layer="layout" draw:type="line" svg:x1="37.5cm" svg:y1="32.1cm" svg:x2="16cm" svg:y2="10.6cm" draw:start-shape="id38" draw:end-shape="id45">
          <text:p/>
        </draw:connector>
        <draw:connector draw:style-name="gr4" draw:text-style-name="P1" draw:layer="layout" draw:type="line" svg:x1="40.25cm" svg:y1="32.6cm" svg:x2="40.5cm" svg:y2="33.2cm" draw:start-shape="id38" draw:start-glue-point="2" draw:end-shape="id46">
          <text:p/>
        </draw:connector>
        <draw:connector draw:style-name="gr4" draw:text-style-name="P1" draw:layer="layout" draw:type="line" svg:x1="43cm" svg:y1="32.1cm" svg:x2="43.5cm" svg:y2="31.65cm" draw:start-shape="id38" draw:start-glue-point="1" draw:end-shape="id47" draw:end-glue-point="3">
          <text:p/>
        </draw:connector>
        <draw:connector draw:style-name="gr4" draw:text-style-name="P1" draw:layer="layout" draw:type="line" svg:x1="43.5cm" svg:y1="29.6cm" svg:x2="27.6cm" svg:y2="18.1cm" draw:start-shape="id39" draw:start-glue-point="0" draw:end-shape="id11">
          <text:p/>
        </draw:connector>
        <draw:connector draw:style-name="gr4" draw:text-style-name="P1" draw:layer="layout" draw:type="line" svg:x1="41cm" svg:y1="30.1cm" svg:x2="16cm" svg:y2="10.6cm" draw:start-shape="id39" draw:start-glue-point="3" draw:end-shape="id45">
          <text:p/>
        </draw:connector>
        <draw:connector draw:style-name="gr4" draw:text-style-name="P1" draw:layer="layout" draw:type="line" svg:x1="43.5cm" svg:y1="30.6cm" svg:x2="46.5cm" svg:y2="31.2cm" draw:start-shape="id39" draw:start-glue-point="2" draw:end-shape="id47" draw:end-glue-point="0">
          <text:p/>
        </draw:connector>
        <draw:connector draw:style-name="gr4" draw:text-style-name="P1" draw:layer="layout" draw:type="line" svg:x1="19.6cm" svg:y1="18cm" svg:x2="45cm" svg:y2="27.6cm" draw:start-shape="id17" draw:start-glue-point="1" draw:end-shape="id40" draw:end-glue-point="0">
          <text:p/>
        </draw:connector>
        <draw:connector draw:style-name="gr4" draw:text-style-name="P1" draw:layer="layout" draw:type="line" svg:x1="19.6cm" svg:y1="18cm" svg:x2="25.6cm" svg:y2="28.599cm" draw:start-shape="id17" draw:end-shape="id15" draw:end-glue-point="6">
          <text:p/>
        </draw:connector>
        <draw:connector draw:style-name="gr4" draw:text-style-name="P1" draw:layer="layout" draw:type="line" svg:x1="18.1cm" svg:y1="17.5cm" svg:x2="16cm" svg:y2="10.6cm" draw:start-shape="id17" draw:start-glue-point="0" draw:end-shape="id45">
          <text:p/>
        </draw:connector>
        <draw:connector draw:style-name="gr4" draw:text-style-name="P1" draw:layer="layout" draw:type="line" svg:x1="19.6cm" svg:y1="18cm" svg:x2="40.25cm" svg:y2="31.6cm" draw:start-shape="id17" draw:end-shape="id38" draw:end-glue-point="0">
          <text:p/>
        </draw:connector>
        <draw:custom-shape draw:style-name="gr3" draw:text-style-name="P4" draw:id="id53" draw:layer="layout" svg:width="4cm" svg:height="0.7cm" svg:x="43cm" svg:y="14.6cm">
          <text:p text:style-name="P2"><text:span text:style-name="T1">generateAbstractne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2" draw:layer="layout" svg:width="5.5cm" svg:height="1cm" svg:x="43cm" svg:y="16.1cm">
          <text:p text:style-name="P2"><text:span text:style-name="T1">generateOperationChangeab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1" draw:layer="layout" svg:width="4.5cm" svg:height="1cm" svg:x="43cm" svg:y="17.6cm">
          <text:p text:style-name="P2"><text:span text:style-name="T1">generateOperationSuffi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0" draw:layer="layout" svg:width="3cm" svg:height="1cm" svg:x="43cm" svg:y="19.5cm">
          <text:p text:style-name="P2"><text:span text:style-name="T1">generateSco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9" draw:layer="layout" svg:width="4.5cm" svg:height="0.8cm" svg:x="42.965cm" svg:y="21.265cm">
          <text:p text:style-name="P2"><text:span text:style-name="T1">generateOperationPrefi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8" draw:layer="layout" svg:width="3cm" svg:height="1cm" svg:x="43cm" svg:y="23.1cm">
          <text:p text:style-name="P2"><text:span text:style-name="T1">generateFoot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5cm" svg:y1="24.1cm" svg:x2="43.5cm" svg:y2="29.6cm" draw:start-shape="id48" draw:start-glue-point="2" draw:end-shape="id39" draw:end-glue-point="0">
          <text:p/>
        </draw:connector>
        <draw:connector draw:style-name="gr4" draw:text-style-name="P1" draw:layer="layout" draw:type="line" svg:x1="42.965cm" svg:y1="21.665cm" svg:x2="28.1cm" svg:y2="28.599cm" draw:start-shape="id49" draw:start-glue-point="3" draw:end-shape="id15" draw:end-glue-point="10">
          <text:p/>
        </draw:connector>
        <draw:connector draw:style-name="gr4" draw:text-style-name="P1" draw:layer="layout" draw:type="line" svg:x1="45.215cm" svg:y1="21.265cm" svg:x2="44.5cm" svg:y2="20.5cm" draw:start-shape="id49" draw:start-glue-point="0" draw:end-shape="id50">
          <text:p/>
        </draw:connector>
        <draw:connector draw:style-name="gr4" draw:text-style-name="P1" draw:layer="layout" draw:type="line" svg:x1="45.25cm" svg:y1="17.6cm" svg:x2="45.75cm" svg:y2="17.1cm" draw:start-shape="id51" draw:start-glue-point="0" draw:end-shape="id52">
          <text:p/>
        </draw:connector>
        <draw:connector draw:style-name="gr4" draw:text-style-name="P1" draw:layer="layout" draw:type="line" svg:x1="45.25cm" svg:y1="17.6cm" svg:x2="45cm" svg:y2="15.3cm" draw:start-shape="id51" draw:end-shape="id53">
          <text:p/>
        </draw:connector>
        <draw:custom-shape draw:style-name="gr5" draw:text-style-name="P3" draw:id="id62" draw:layer="layout" svg:width="3.1cm" svg:height="0.6cm" svg:x="32cm" svg:y="9.5cm">
          <text:p text:style-name="P2"><text:span text:style-name="T1">generateAttribu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61" draw:layer="layout" svg:width="4.4cm" svg:height="0.6cm" svg:x="36cm" svg:y="10.1cm">
          <text:p text:style-name="P2"><text:span text:style-name="T1">getAttributeModifier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60" draw:layer="layout" svg:width="4cm" svg:height="1cm" svg:x="44.2cm" svg:y="9.5cm">
          <text:p text:style-name="P2"><text:span text:style-name="T1">generateParame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9" draw:layer="layout" svg:width="6cm" svg:height="0.7cm" svg:x="31cm" svg:y="12.4cm">
          <text:p text:style-name="P2"><text:span text:style-name="T1">generateAttributeParameterMod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8" draw:layer="layout" svg:width="5.7cm" svg:height="0.8cm" svg:x="30.8cm" svg:y="13.8cm">
          <text:p text:style-name="P2"><text:span text:style-name="T1">generateNameWithPkgSe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7" draw:layer="layout" svg:width="4.2cm" svg:height="0.9cm" svg:x="30.8cm" svg:y="15.1cm">
          <text:p text:style-name="P2"><text:span text:style-name="T1">generateTagged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6" draw:layer="layout" svg:width="3.6cm" svg:height="0.7cm" svg:x="37.5cm" svg:y="17.3cm">
          <text:p text:style-name="P2"><text:span text:style-name="T1">generateOper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cm" svg:y1="13.2cm" svg:x2="28.1cm" svg:y2="28.6cm" draw:start-shape="id54" draw:end-shape="id15">
          <text:p/>
        </draw:connector>
        <draw:connector draw:style-name="gr4" draw:text-style-name="P1" draw:layer="layout" draw:type="line" svg:x1="42cm" svg:y1="12.8cm" svg:x2="44cm" svg:y2="12.3cm" draw:start-shape="id54" draw:end-shape="id55" draw:end-glue-point="2">
          <text:p/>
        </draw:connector>
        <draw:connector draw:style-name="gr4" draw:text-style-name="P1" draw:layer="layout" draw:type="line" svg:x1="37.5cm" svg:y1="17.65cm" svg:x2="27.734cm" svg:y2="28.245cm" draw:start-shape="id56" draw:start-glue-point="3" draw:end-shape="id15" draw:end-glue-point="11">
          <text:p/>
        </draw:connector>
        <draw:connector draw:style-name="gr4" draw:text-style-name="P1" draw:layer="layout" draw:type="line" svg:x1="39.3cm" svg:y1="17.3cm" svg:x2="38cm" svg:y2="13.2cm" draw:start-shape="id56" draw:start-glue-point="0" draw:end-shape="id54">
          <text:p/>
        </draw:connector>
        <draw:connector draw:style-name="gr4" draw:text-style-name="P1" draw:layer="layout" draw:type="line" svg:x1="39.3cm" svg:y1="17.3cm" svg:x2="35cm" svg:y2="15.55cm" draw:start-shape="id56" draw:start-glue-point="0" draw:end-shape="id57">
          <text:p/>
        </draw:connector>
        <draw:connector draw:style-name="gr4" draw:text-style-name="P1" draw:layer="layout" draw:type="line" svg:x1="41.1cm" svg:y1="17.65cm" svg:x2="42.965cm" svg:y2="21.665cm" draw:start-shape="id56" draw:start-glue-point="1" draw:end-shape="id49">
          <text:p/>
        </draw:connector>
        <draw:connector draw:style-name="gr4" draw:text-style-name="P1" draw:layer="layout" draw:type="line" svg:x1="37.5cm" svg:y1="17.65cm" svg:x2="36.5cm" svg:y2="14.2cm" draw:start-shape="id56" draw:start-glue-point="3" draw:end-shape="id58">
          <text:p/>
        </draw:connector>
        <draw:connector draw:style-name="gr4" draw:text-style-name="P1" draw:layer="layout" draw:type="line" svg:x1="37.5cm" svg:y1="17.65cm" svg:x2="37cm" svg:y2="12.75cm" draw:start-shape="id56" draw:end-shape="id59" draw:end-glue-point="1">
          <text:p/>
        </draw:connector>
        <draw:connector draw:style-name="gr4" draw:text-style-name="P1" draw:layer="layout" draw:type="line" svg:x1="39.3cm" svg:y1="18cm" svg:x2="38.25cm" svg:y2="35cm" draw:start-shape="id56" draw:start-glue-point="2" draw:end-shape="id37">
          <text:p/>
        </draw:connector>
        <draw:connector draw:style-name="gr4" draw:text-style-name="P1" draw:layer="layout" draw:type="line" svg:x1="39.3cm" svg:y1="18cm" svg:x2="44cm" svg:y2="26.1cm" draw:start-shape="id56" draw:start-glue-point="2" draw:end-shape="id41">
          <text:p/>
        </draw:connector>
        <draw:connector draw:style-name="gr4" draw:text-style-name="P1" draw:layer="layout" draw:type="line" svg:x1="41.1cm" svg:y1="17.65cm" svg:x2="44.2cm" svg:y2="10cm" draw:start-shape="id56" draw:start-glue-point="1" draw:end-shape="id60">
          <text:p/>
        </draw:connector>
        <draw:connector draw:style-name="gr4" draw:text-style-name="P1" draw:layer="layout" draw:type="line" svg:x1="41.1cm" svg:y1="17.65cm" svg:x2="43cm" svg:y2="18.1cm" draw:start-shape="id56" draw:end-shape="id51">
          <text:p/>
        </draw:connector>
        <draw:connector draw:style-name="gr4" draw:text-style-name="P1" draw:layer="layout" draw:type="line" svg:x1="37cm" svg:y1="12.75cm" svg:x2="38.2cm" svg:y2="10.7cm" draw:start-shape="id59" draw:start-glue-point="1" draw:end-shape="id61" draw:end-glue-point="2">
          <text:p/>
        </draw:connector>
        <draw:connector draw:style-name="gr4" draw:text-style-name="P1" draw:layer="layout" draw:type="line" svg:x1="31cm" svg:y1="12.75cm" svg:x2="26.1cm" svg:y2="10.599cm" draw:start-shape="id59" draw:end-shape="id31" draw:end-glue-point="10">
          <text:p/>
        </draw:connector>
        <draw:connector draw:style-name="gr4" draw:text-style-name="P1" draw:layer="layout" draw:type="line" svg:x1="34cm" svg:y1="12.4cm" svg:x2="34cm" svg:y2="12.4cm" draw:start-shape="id59" draw:start-glue-point="0" draw:end-shape="id59">
          <text:p/>
        </draw:connector>
        <draw:connector draw:style-name="gr4" draw:text-style-name="P1" draw:layer="layout" draw:type="line" svg:x1="32cm" svg:y1="9.8cm" svg:x2="26.849cm" svg:y2="28.1cm" draw:start-shape="id62" draw:end-shape="id15" draw:end-glue-point="4">
          <text:p/>
        </draw:connector>
        <draw:connector draw:style-name="gr4" draw:text-style-name="P1" draw:layer="layout" draw:type="line" svg:x1="33.55cm" svg:y1="10.1cm" svg:x2="32.9cm" svg:y2="15.1cm" draw:start-shape="id62" draw:start-glue-point="2" draw:end-shape="id57">
          <text:p/>
        </draw:connector>
        <draw:custom-shape draw:style-name="gr5" draw:text-style-name="P3" draw:id="id63" draw:layer="layout" svg:width="3.1cm" svg:height="0.6cm" svg:x="36.3cm" svg:y="8.8cm">
          <text:p text:style-name="P2"><text:span text:style-name="T1">generateVisibil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55cm" svg:y1="9.5cm" svg:x2="36.3cm" svg:y2="9.1cm" draw:start-shape="id62" draw:start-glue-point="0" draw:end-shape="id63" draw:end-glue-point="3">
          <text:p/>
        </draw:connector>
        <draw:connector draw:style-name="gr4" draw:text-style-name="P1" draw:layer="layout" draw:type="line" svg:x1="35.1cm" svg:y1="9.8cm" svg:x2="43cm" svg:y2="20cm" draw:start-shape="id62" draw:end-shape="id50">
          <text:p/>
        </draw:connector>
        <draw:rect draw:style-name="gr6" draw:text-style-name="P4" draw:id="id64" draw:layer="layout" svg:width="7cm" svg:height="1cm" svg:x="36cm" svg:y="5cm">
          <text:p text:style-name="P2"><text:span text:style-name="T1">generateStructuralFeatureChangeability</text:span></text:p>
        </draw:rect>
        <draw:connector draw:style-name="gr4" draw:text-style-name="P1" draw:layer="layout" draw:type="line" svg:x1="35.1cm" svg:y1="9.8cm" svg:x2="36cm" svg:y2="5.5cm" draw:start-shape="id62" draw:end-shape="id64">
          <text:p/>
        </draw:connector>
        <draw:custom-shape draw:style-name="gr3" draw:text-style-name="P4" draw:id="id71" draw:layer="layout" svg:width="4.5cm" svg:height="0.9cm" svg:x="17.5cm" svg:y="5.6cm">
          <text:p text:style-name="P2"><text:span text:style-name="T1">generateClassifier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5" draw:layer="layout" svg:width="5.5cm" svg:height="0.5cm" svg:x="49cm" svg:y="19cm">
          <text:p text:style-name="P2"><text:span text:style-name="T1">checkGenerateOperationBod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6" draw:layer="layout" svg:width="5cm" svg:height="0.5cm" svg:x="49cm" svg:y="20cm">
          <text:p text:style-name="P2"><text:span text:style-name="T1">generateSingleAttribut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84" draw:layer="layout" svg:width="4.513cm" svg:height="0.5cm" svg:x="29.928cm" svg:y="31.309cm">
          <text:p text:style-name="P2"><text:span text:style-name="T1">generateClassifier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82" draw:layer="layout" svg:width="4.5cm" svg:height="0.888cm" svg:x="29.5cm" svg:y="37.612cm">
          <text:p text:style-name="P2"><text:span text:style-name="T1">generateAssociationFr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65" draw:layer="layout" svg:width="4.5cm" svg:height="1cm" svg:x="26cm" svg:y="7cm">
          <text:p text:style-name="P2"><text:span text:style-name="T1">generateMultiplic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66" draw:layer="layout" svg:width="6cm" svg:height="0.5cm" svg:x="31.5cm" svg:y="7cm">
          <text:p text:style-name="P2"><text:span text:style-name="T1">generateAttributeParameterModifi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67" draw:layer="layout" svg:width="5.5cm" svg:height="1.1cm" svg:x="43.4cm" svg:y="7.5cm">
          <text:p text:style-name="P2"><text:span text:style-name="T1">generateParameterChangeabil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cm" svg:y1="9.8cm" svg:x2="30.5cm" svg:y2="7.5cm" draw:start-shape="id62" draw:end-shape="id65" draw:end-glue-point="1">
          <text:p/>
        </draw:connector>
        <draw:connector draw:style-name="gr4" draw:text-style-name="P1" draw:layer="layout" draw:type="line" svg:x1="33.55cm" svg:y1="9.5cm" svg:x2="34.5cm" svg:y2="7.5cm" draw:start-shape="id62" draw:start-glue-point="0" draw:end-shape="id66">
          <text:p/>
        </draw:connector>
        <draw:connector draw:style-name="gr4" draw:text-style-name="P1" draw:layer="layout" draw:type="line" svg:x1="35.1cm" svg:y1="9.8cm" svg:x2="35.5cm" svg:y2="35.5cm" draw:start-shape="id62" draw:end-shape="id37">
          <text:p/>
        </draw:connector>
        <draw:connector draw:style-name="gr4" draw:text-style-name="P1" draw:layer="layout" draw:type="line" svg:x1="35.1cm" svg:y1="9.8cm" svg:x2="44cm" svg:y2="26.1cm" draw:start-shape="id62" draw:end-shape="id41">
          <text:p/>
        </draw:connector>
        <draw:connector draw:style-name="gr4" draw:text-style-name="P1" draw:layer="layout" draw:type="line" svg:x1="46.2cm" svg:y1="9.5cm" svg:x2="46.15cm" svg:y2="8.6cm" draw:start-shape="id60" draw:end-shape="id67">
          <text:p/>
        </draw:connector>
        <draw:connector draw:style-name="gr4" draw:text-style-name="P1" draw:layer="layout" draw:type="line" svg:x1="44.2cm" svg:y1="10cm" svg:x2="36.5cm" svg:y2="14.2cm" draw:start-shape="id60" draw:end-shape="id58" draw:end-glue-point="1">
          <text:p/>
        </draw:connector>
        <draw:connector draw:style-name="gr4" draw:text-style-name="P1" draw:layer="layout" draw:type="line" svg:x1="44.2cm" svg:y1="10cm" svg:x2="37cm" svg:y2="12.75cm" draw:start-shape="id60" draw:end-shape="id59">
          <text:p/>
        </draw:connector>
        <draw:connector draw:style-name="gr4" draw:text-style-name="P1" draw:layer="layout" draw:type="line" svg:x1="44.2cm" svg:y1="10cm" svg:x2="28.1cm" svg:y2="28.6cm" draw:start-shape="id60" draw:end-shape="id15">
          <text:p/>
        </draw:connector>
        <draw:connector draw:style-name="gr4" draw:text-style-name="P1" draw:layer="layout" draw:type="line" svg:x1="44.2cm" svg:y1="10cm" svg:x2="41cm" svg:y2="35.5cm" draw:start-shape="id60" draw:end-shape="id37" draw:end-glue-point="1">
          <text:p/>
        </draw:connector>
        <draw:connector draw:style-name="gr4" draw:text-style-name="P1" draw:layer="layout" draw:type="line" svg:x1="46.2cm" svg:y1="10.5cm" svg:x2="45.5cm" svg:y2="25.6cm" draw:start-shape="id60" draw:end-shape="id41" draw:end-glue-point="0">
          <text:p/>
        </draw:connector>
        <draw:custom-shape draw:style-name="gr3" draw:text-style-name="P4" draw:id="id79" draw:layer="layout" svg:width="5.5cm" svg:height="0.8cm" svg:x="4.5cm" svg:y="10cm">
          <text:p text:style-name="P2"><text:span text:style-name="T1">generateClassifierBody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1" draw:layer="layout" svg:width="6.1cm" svg:height="0.839cm" svg:x="20.5cm" svg:y="38cm">
          <text:p text:style-name="P2"><text:span text:style-name="T1">generateClassifierBodyAssoci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0" draw:layer="layout" svg:width="3.5cm" svg:height="0.8cm" svg:x="19cm" svg:y="4cm">
          <text:p text:style-name="P2"><text:span text:style-name="T1">getVisibility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7" draw:layer="layout" svg:width="4.5cm" svg:height="1cm" svg:x="4.5cm" svg:y="13.5cm">
          <text:p text:style-name="P2"><text:span text:style-name="T1">generateClassifier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6" draw:layer="layout" svg:width="4.5cm" svg:height="0.724cm" svg:x="4cm" svg:y="23cm">
          <text:p text:style-name="P2"><text:span text:style-name="T1">generateClassifierBod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0" draw:layer="layout" svg:width="4.5cm" svg:height="1cm" svg:x="12.2cm" svg:y="5.5cm">
          <text:p text:style-name="P2"><text:span text:style-name="T1">generateSpecif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69" draw:layer="layout" svg:width="4.5cm" svg:height="0.9cm" svg:x="12.2cm" svg:y="7.6cm">
          <text:p text:style-name="P2"><text:span text:style-name="T1">generateGener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68" draw:layer="layout" svg:width="4.5cm" svg:height="1cm" svg:x="18.2cm" svg:y="7.6cm">
          <text:p text:style-name="P2"><text:span text:style-name="T1">generateClassifier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8" draw:layer="layout" svg:width="3.4cm" svg:height="0.8cm" svg:x="5cm" svg:y="11.5cm">
          <text:p text:style-name="P2"><text:span text:style-name="T1">findTag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5" draw:layer="layout" svg:width="4.5cm" svg:height="1cm" svg:x="4.5cm" svg:y="15.5cm">
          <text:p text:style-name="P2"><text:span text:style-name="T1">generateGlobalTypede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3" draw:layer="layout" svg:width="4.5cm" svg:height="0.7cm" svg:x="29cm" svg:y="4.5cm">
          <text:p text:style-name="P2"><text:span text:style-name="T1">indent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2" draw:layer="layout" svg:width="4.5cm" svg:height="0.5cm" svg:x="6.535cm" svg:y="8.176cm">
          <text:p text:style-name="P2"><text:span text:style-name="T1">generateAllPar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7cm" svg:y1="8.1cm" svg:x2="25.6cm" svg:y2="28.6cm" draw:start-shape="id68" draw:end-shape="id15" draw:end-glue-point="3">
          <text:p/>
        </draw:connector>
        <draw:connector draw:style-name="gr4" draw:text-style-name="P1" draw:layer="layout" draw:type="line" svg:x1="22.7cm" svg:y1="8.1cm" svg:x2="30.8cm" svg:y2="15.55cm" draw:start-shape="id68" draw:end-shape="id57">
          <text:p/>
        </draw:connector>
        <draw:connector draw:style-name="gr4" draw:text-style-name="P1" draw:layer="layout" draw:type="line" svg:x1="18.2cm" svg:y1="8.1cm" svg:x2="16.7cm" svg:y2="8.05cm" draw:start-shape="id68" draw:end-shape="id69">
          <text:p/>
        </draw:connector>
        <draw:connector draw:style-name="gr4" draw:text-style-name="P1" draw:layer="layout" draw:type="line" svg:x1="18.2cm" svg:y1="8.1cm" svg:x2="16.7cm" svg:y2="6cm" draw:start-shape="id68" draw:end-shape="id70" draw:end-glue-point="1">
          <text:p/>
        </draw:connector>
        <draw:connector draw:style-name="gr4" draw:text-style-name="P1" draw:layer="layout" draw:type="line" svg:x1="22.7cm" svg:y1="8.1cm" svg:x2="24.1cm" svg:y2="15.1cm" draw:start-shape="id68" draw:end-shape="id25">
          <text:p/>
        </draw:connector>
        <draw:connector draw:style-name="gr4" draw:text-style-name="P1" draw:layer="layout" draw:type="line" svg:x1="22cm" svg:y1="6.05cm" svg:x2="24.1cm" svg:y2="13.6cm" draw:start-shape="id71" draw:end-shape="id26">
          <text:p/>
        </draw:connector>
        <draw:connector draw:style-name="gr4" draw:text-style-name="P1" draw:layer="layout" draw:type="line" svg:x1="22cm" svg:y1="6.05cm" svg:x2="25.6cm" svg:y2="28.6cm" draw:start-shape="id71" draw:end-shape="id15">
          <text:p/>
        </draw:connector>
        <draw:connector draw:style-name="gr4" draw:text-style-name="P1" draw:layer="layout" draw:type="line" svg:x1="11.035cm" svg:y1="8.426cm" svg:x2="25.6cm" svg:y2="28.6cm" draw:start-shape="id72" draw:start-glue-point="1" draw:end-shape="id15" draw:end-glue-point="3">
          <text:p/>
        </draw:connector>
        <draw:connector draw:style-name="gr4" draw:text-style-name="P1" draw:layer="layout" draw:type="line" svg:x1="31.25cm" svg:y1="5.2cm" svg:x2="27.1cm" svg:y2="16.6cm" draw:start-shape="id73" draw:start-glue-point="2" draw:end-shape="id24" draw:end-glue-point="1">
          <text:p/>
        </draw:connector>
        <draw:connector draw:style-name="gr4" draw:text-style-name="P1" draw:layer="layout" draw:type="line" svg:x1="19.6cm" svg:y1="16.5cm" svg:x2="25.6cm" svg:y2="28.6cm" draw:start-shape="id18" draw:end-shape="id15" draw:end-glue-point="3">
          <text:p/>
        </draw:connector>
        <draw:connector draw:style-name="gr4" draw:text-style-name="P1" draw:layer="layout" draw:type="line" svg:x1="19.6cm" svg:y1="16.5cm" svg:x2="20.5cm" svg:y2="17.5cm" draw:start-shape="id18" draw:end-shape="id74" draw:end-glue-point="3">
          <text:p/>
        </draw:connector>
        <draw:connector draw:style-name="gr4" draw:text-style-name="P1" draw:layer="layout" draw:type="line" svg:x1="16.6cm" svg:y1="16.5cm" svg:x2="14.062cm" svg:y2="23.518cm" draw:start-shape="id18" draw:end-shape="id28">
          <text:p/>
        </draw:connector>
        <draw:connector draw:style-name="gr4" draw:text-style-name="P1" draw:layer="layout" draw:type="line" svg:x1="16.6cm" svg:y1="16.5cm" svg:x2="14.1cm" svg:y2="21.6cm" draw:start-shape="id18" draw:start-glue-point="3" draw:end-shape="id27">
          <text:p/>
        </draw:connector>
        <draw:connector draw:style-name="gr4" draw:text-style-name="P1" draw:layer="layout" draw:type="line" svg:x1="18.1cm" svg:y1="16cm" svg:x2="18.2cm" svg:y2="8.1cm" draw:start-shape="id18" draw:end-shape="id68">
          <text:p/>
        </draw:connector>
        <draw:connector draw:style-name="gr4" draw:text-style-name="P1" draw:layer="layout" draw:type="line" svg:x1="16.6cm" svg:y1="16.5cm" svg:x2="9cm" svg:y2="16cm" draw:start-shape="id18" draw:end-shape="id75">
          <text:p/>
        </draw:connector>
        <draw:connector draw:style-name="gr4" draw:text-style-name="P1" draw:layer="layout" draw:type="line" svg:x1="16.6cm" svg:y1="16.5cm" svg:x2="8.5cm" svg:y2="23.362cm" draw:start-shape="id18" draw:end-shape="id76" draw:end-glue-point="1">
          <text:p/>
        </draw:connector>
        <draw:connector draw:style-name="gr4" draw:text-style-name="P1" draw:layer="layout" draw:type="line" svg:x1="16.6cm" svg:y1="16.5cm" svg:x2="9cm" svg:y2="14cm" draw:start-shape="id18" draw:end-shape="id77">
          <text:p/>
        </draw:connector>
        <draw:connector draw:style-name="gr4" draw:text-style-name="P1" draw:layer="layout" draw:type="line" svg:x1="19.6cm" svg:y1="16.5cm" svg:x2="24.1cm" svg:y2="15.1cm" draw:start-shape="id18" draw:end-shape="id25" draw:end-glue-point="3">
          <text:p/>
        </draw:connector>
        <draw:connector draw:style-name="gr4" draw:text-style-name="P1" draw:layer="layout" draw:type="line" svg:x1="9cm" svg:y1="16cm" svg:x2="25.6cm" svg:y2="28.6cm" draw:start-shape="id75" draw:end-shape="id15" draw:end-glue-point="3">
          <text:p/>
        </draw:connector>
        <draw:connector draw:style-name="gr4" draw:text-style-name="P1" draw:layer="layout" draw:type="line" svg:x1="6.75cm" svg:y1="15.5cm" svg:x2="6.7cm" svg:y2="12.3cm" draw:start-shape="id75" draw:start-glue-point="0" draw:end-shape="id78">
          <text:p/>
        </draw:connector>
        <draw:connector draw:style-name="gr4" draw:text-style-name="P1" draw:layer="layout" draw:type="line" svg:x1="10cm" svg:y1="10.4cm" svg:x2="25.6cm" svg:y2="28.6cm" draw:start-shape="id79" draw:end-shape="id15">
          <text:p/>
        </draw:connector>
        <draw:connector draw:style-name="gr4" draw:text-style-name="P1" draw:layer="layout" draw:type="line" svg:x1="10cm" svg:y1="10.4cm" svg:x2="24.1cm" svg:y2="13.6cm" draw:start-shape="id79" draw:end-shape="id26">
          <text:p/>
        </draw:connector>
        <draw:connector draw:style-name="gr4" draw:text-style-name="P1" draw:layer="layout" draw:type="line" svg:x1="10cm" svg:y1="10.4cm" svg:x2="24.6cm" svg:y2="16.6cm" draw:start-shape="id79" draw:end-shape="id24" draw:end-glue-point="3">
          <text:p/>
        </draw:connector>
        <draw:connector draw:style-name="gr4" draw:text-style-name="P1" draw:layer="layout" draw:type="line" svg:x1="10cm" svg:y1="10.4cm" svg:x2="19cm" svg:y2="4.4cm" draw:start-shape="id79" draw:end-shape="id80">
          <text:p/>
        </draw:connector>
        <draw:connector draw:style-name="gr4" draw:text-style-name="P1" draw:layer="layout" draw:type="line" svg:x1="10cm" svg:y1="10.4cm" svg:x2="32cm" svg:y2="9.8cm" draw:start-shape="id79" draw:end-shape="id62">
          <text:p/>
        </draw:connector>
        <draw:connector draw:style-name="gr4" draw:text-style-name="P1" draw:layer="layout" draw:type="line" svg:x1="10cm" svg:y1="10.4cm" svg:x2="30.8cm" svg:y2="15.55cm" draw:start-shape="id79" draw:end-shape="id57">
          <text:p/>
        </draw:connector>
        <draw:connector draw:style-name="gr4" draw:text-style-name="P1" draw:layer="layout" draw:type="line" svg:x1="7.25cm" svg:y1="10cm" svg:x2="8.785cm" svg:y2="8.676cm" draw:start-shape="id79" draw:end-shape="id72" draw:end-glue-point="2">
          <text:p/>
        </draw:connector>
        <draw:connector draw:style-name="gr4" draw:text-style-name="P1" draw:layer="layout" draw:type="line" svg:x1="26.6cm" svg:y1="38.419cm" svg:x2="26.85cm" svg:y2="29.1cm" draw:start-shape="id81" draw:end-shape="id15">
          <text:p/>
        </draw:connector>
        <draw:connector draw:style-name="gr4" draw:text-style-name="P1" draw:layer="layout" draw:type="line" svg:x1="26.6cm" svg:y1="38.419cm" svg:x2="26.6cm" svg:y2="13.6cm" draw:start-shape="id81" draw:end-shape="id26">
          <text:p/>
        </draw:connector>
        <draw:connector draw:style-name="gr4" draw:text-style-name="P1" draw:layer="layout" draw:type="line" svg:x1="26.6cm" svg:y1="38.419cm" svg:x2="25.85cm" svg:y2="17.1cm" draw:start-shape="id81" draw:end-shape="id24" draw:end-glue-point="2">
          <text:p/>
        </draw:connector>
        <draw:connector draw:style-name="gr4" draw:text-style-name="P1" draw:layer="layout" draw:type="line" svg:x1="26.6cm" svg:y1="38.419cm" svg:x2="29.5cm" svg:y2="38.056cm" draw:start-shape="id81" draw:end-shape="id82">
          <text:p/>
        </draw:connector>
        <draw:custom-shape draw:style-name="gr3" draw:text-style-name="P4" draw:id="id83" draw:layer="layout" svg:width="7.013cm" svg:height="1cm" svg:x="18.487cm" svg:y="34.5cm">
          <text:p text:style-name="P2"><text:span text:style-name="T1">generateConstraintEnrichedDocCom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0" draw:layer="layout" svg:width="4.763cm" svg:height="0.7cm" svg:x="31.419cm" svg:y="21.183cm">
          <text:p text:style-name="P2"><text:span text:style-name="T1">generateDocComment4Ta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1" draw:layer="layout" svg:width="4.5cm" svg:height="1cm" svg:x="36cm" svg:y="37.5cm">
          <text:p text:style-name="P2"><text:span text:style-name="T1">generateAssociation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9" draw:layer="layout" svg:width="3.587cm" svg:height="0.7cm" svg:x="33.5cm" svg:y="20cm">
          <text:p text:style-name="P2"><text:span text:style-name="T1">isDocComment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5cm" svg:y1="38.419cm" svg:x2="11.035cm" svg:y2="8.426cm" draw:start-shape="id81" draw:end-shape="id72">
          <text:p/>
        </draw:connector>
        <draw:connector draw:style-name="gr4" draw:text-style-name="P1" draw:layer="layout" draw:type="line" svg:x1="26.6cm" svg:y1="38.419cm" svg:x2="25.5cm" svg:y2="35cm" draw:start-shape="id81" draw:end-shape="id83" draw:end-glue-point="1">
          <text:p/>
        </draw:connector>
        <draw:connector draw:style-name="gr4" draw:text-style-name="P1" draw:layer="layout" draw:type="line" svg:x1="26.6cm" svg:y1="38.419cm" svg:x2="34.441cm" svg:y2="31.559cm" draw:start-shape="id81" draw:end-shape="id84" draw:end-glue-point="1">
          <text:p/>
        </draw:connector>
        <draw:connector draw:style-name="gr4" draw:text-style-name="P1" draw:layer="layout" draw:type="line" svg:x1="20.5cm" svg:y1="38.419cm" svg:x2="17.5cm" svg:y2="12.6cm" draw:start-shape="id81" draw:end-shape="id44">
          <text:p/>
        </draw:connector>
        <draw:connector draw:style-name="gr4" draw:text-style-name="P1" draw:layer="layout" draw:type="line" svg:x1="26.6cm" svg:y1="38.419cm" svg:x2="31cm" svg:y2="12.75cm" draw:start-shape="id81" draw:start-glue-point="1" draw:end-shape="id59">
          <text:p/>
        </draw:connector>
        <draw:connector draw:style-name="gr4" draw:text-style-name="P1" draw:layer="layout" draw:type="line" svg:x1="26.6cm" svg:y1="38.419cm" svg:x2="44cm" svg:y2="26.1cm" draw:start-shape="id81" draw:end-shape="id41">
          <text:p/>
        </draw:connector>
        <draw:connector draw:style-name="gr4" draw:text-style-name="P1" draw:layer="layout" draw:type="line" svg:x1="26.6cm" svg:y1="38.419cm" svg:x2="35.5cm" svg:y2="35.5cm" draw:start-shape="id81" draw:end-shape="id37">
          <text:p/>
        </draw:connector>
        <draw:connector draw:style-name="gr4" draw:text-style-name="P1" draw:layer="layout" draw:type="line" svg:x1="26.6cm" svg:y1="38.419cm" svg:x2="30.8cm" svg:y2="15.55cm" draw:start-shape="id81" draw:end-shape="id57">
          <text:p/>
        </draw:connector>
        <draw:custom-shape draw:style-name="gr3" draw:text-style-name="P4" draw:id="id87" draw:layer="layout" svg:width="5cm" svg:height="0.5cm" svg:x="49cm" svg:y="20.9cm">
          <text:p text:style-name="P2"><text:span text:style-name="T1">generateSingleAttribute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8" draw:layer="layout" svg:width="8cm" svg:height="0.5cm" svg:x="49cm" svg:y="21.8cm">
          <text:p text:style-name="P2"><text:span text:style-name="T1">generateClassifierBodyTaggedAccess4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9" draw:layer="layout" svg:width="6cm" svg:height="0.6cm" svg:x="49cm" svg:y="22.9cm">
          <text:p text:style-name="P2"><text:span text:style-name="T1">generateClassifierBodyOp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0" draw:layer="layout" svg:width="5cm" svg:height="0.5cm" svg:x="49cm" svg:y="24cm">
          <text:p text:style-name="P2"><text:span text:style-name="T1">generateMethodBod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1" draw:layer="layout" svg:width="5.5cm" svg:height="0.5cm" svg:x="3cm" svg:y="17cm">
          <text:p text:style-name="P2"><text:span text:style-name="T1">generateClassifierBodyTypede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2" draw:layer="layout" svg:width="5cm" svg:height="0.5cm" svg:x="4cm" svg:y="20.5cm">
          <text:p text:style-name="P2"><text:span text:style-name="T1">generateClassifierDestru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3" draw:layer="layout" svg:width="5.5cm" svg:height="0.5cm" svg:x="49.5cm" svg:y="15cm">
          <text:p text:style-name="P2"><text:span text:style-name="T1">generateClassifierInnerClass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4" draw:layer="layout" svg:width="4cm" svg:height="0.5cm" svg:x="49.5cm" svg:y="25.5cm">
          <text:p text:style-name="P2"><text:span text:style-name="T1">generateSectionT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9cm" svg:y1="19.25cm" svg:x2="28.1cm" svg:y2="28.6cm" draw:start-shape="id85" draw:end-shape="id15">
          <text:p/>
        </draw:connector>
        <draw:connector draw:style-name="gr4" draw:text-style-name="P1" draw:layer="layout" draw:type="line" svg:x1="49cm" svg:y1="20.25cm" svg:x2="27.1cm" svg:y2="16.599cm" draw:start-shape="id86" draw:end-shape="id24" draw:end-glue-point="10">
          <text:p/>
        </draw:connector>
        <draw:connector draw:style-name="gr4" draw:text-style-name="P1" draw:layer="layout" draw:type="line" svg:x1="49cm" svg:y1="20.25cm" svg:x2="37cm" svg:y2="12.75cm" draw:start-shape="id86" draw:end-shape="id59">
          <text:p/>
        </draw:connector>
        <draw:connector draw:style-name="gr4" draw:text-style-name="P1" draw:layer="layout" draw:type="line" svg:x1="49cm" svg:y1="20.25cm" svg:x2="34.441cm" svg:y2="31.559cm" draw:start-shape="id86" draw:end-shape="id84">
          <text:p/>
        </draw:connector>
        <draw:connector draw:style-name="gr4" draw:text-style-name="P1" draw:layer="layout" draw:type="line" svg:x1="49cm" svg:y1="21.15cm" svg:x2="27.1cm" svg:y2="16.6cm" draw:start-shape="id87" draw:end-shape="id24">
          <text:p/>
        </draw:connector>
        <draw:connector draw:style-name="gr4" draw:text-style-name="P1" draw:layer="layout" draw:type="line" svg:x1="49cm" svg:y1="21.15cm" svg:x2="37cm" svg:y2="12.75cm" draw:start-shape="id87" draw:end-shape="id59">
          <text:p/>
        </draw:connector>
        <draw:connector draw:style-name="gr4" draw:text-style-name="P1" draw:layer="layout" draw:type="line" svg:x1="49cm" svg:y1="21.15cm" svg:x2="34.441cm" svg:y2="31.559cm" draw:start-shape="id87" draw:end-shape="id84">
          <text:p/>
        </draw:connector>
        <draw:connector draw:style-name="gr4" draw:text-style-name="P1" draw:layer="layout" draw:type="line" svg:x1="49cm" svg:y1="22.05cm" svg:x2="28.1cm" svg:y2="28.6cm" draw:start-shape="id88" draw:end-shape="id15" draw:end-glue-point="1">
          <text:p/>
        </draw:connector>
        <draw:connector draw:style-name="gr4" draw:text-style-name="P1" draw:layer="layout" draw:type="line" svg:x1="53cm" svg:y1="21.8cm" svg:x2="54cm" svg:y2="20.25cm" draw:start-shape="id88" draw:start-glue-point="0" draw:end-shape="id86">
          <text:p/>
        </draw:connector>
        <draw:connector draw:style-name="gr4" draw:text-style-name="P1" draw:layer="layout" draw:type="line" svg:x1="53cm" svg:y1="21.8cm" svg:x2="51.5cm" svg:y2="21.4cm" draw:start-shape="id88" draw:end-shape="id87" draw:end-glue-point="2">
          <text:p/>
        </draw:connector>
        <draw:connector draw:style-name="gr4" draw:text-style-name="P1" draw:layer="layout" draw:type="line" svg:x1="49cm" svg:y1="23.2cm" svg:x2="26.6cm" svg:y2="13.6cm" draw:start-shape="id89" draw:end-shape="id26" draw:end-glue-point="1">
          <text:p/>
        </draw:connector>
        <draw:connector draw:style-name="gr4" draw:text-style-name="P1" draw:layer="layout" draw:type="line" svg:x1="49cm" svg:y1="23.2cm" svg:x2="27.1cm" svg:y2="16.6cm" draw:start-shape="id89" draw:end-shape="id24">
          <text:p/>
        </draw:connector>
        <draw:connector draw:style-name="gr4" draw:text-style-name="P1" draw:layer="layout" draw:type="line" svg:x1="49cm" svg:y1="23.2cm" svg:x2="49cm" svg:y2="22.05cm" draw:start-shape="id89" draw:end-shape="id88">
          <text:p/>
        </draw:connector>
        <draw:connector draw:style-name="gr4" draw:text-style-name="P1" draw:layer="layout" draw:type="line" svg:x1="49cm" svg:y1="23.2cm" svg:x2="22.5cm" svg:y2="4.4cm" draw:start-shape="id89" draw:end-shape="id80">
          <text:p/>
        </draw:connector>
        <draw:connector draw:style-name="gr4" draw:text-style-name="P1" draw:layer="layout" draw:type="line" svg:x1="52cm" svg:y1="22.9cm" svg:x2="51.75cm" svg:y2="19.5cm" draw:start-shape="id89" draw:end-shape="id85">
          <text:p/>
        </draw:connector>
        <draw:connector draw:style-name="gr4" draw:text-style-name="P1" draw:layer="layout" draw:type="line" svg:x1="49cm" svg:y1="23.2cm" svg:x2="28.1cm" svg:y2="28.6cm" draw:start-shape="id89" draw:end-shape="id15">
          <text:p/>
        </draw:connector>
        <draw:connector draw:style-name="gr4" draw:text-style-name="P1" draw:layer="layout" draw:type="line" svg:x1="49cm" svg:y1="23.2cm" svg:x2="41.1cm" svg:y2="17.65cm" draw:start-shape="id89" draw:end-shape="id56">
          <text:p/>
        </draw:connector>
        <draw:connector draw:style-name="gr4" draw:text-style-name="P1" draw:layer="layout" draw:type="line" svg:x1="49cm" svg:y1="23.2cm" svg:x2="35cm" svg:y2="15.55cm" draw:start-shape="id89" draw:end-shape="id57">
          <text:p/>
        </draw:connector>
        <draw:connector draw:style-name="gr4" draw:text-style-name="P1" draw:layer="layout" draw:type="line" svg:x1="52cm" svg:y1="23.5cm" svg:x2="51.5cm" svg:y2="24cm" draw:start-shape="id89" draw:end-shape="id90">
          <text:p/>
        </draw:connector>
        <draw:connector draw:style-name="gr4" draw:text-style-name="P1" draw:layer="layout" draw:type="line" svg:x1="49cm" svg:y1="24.25cm" svg:x2="11.035cm" svg:y2="8.426cm" draw:start-shape="id90" draw:end-shape="id72">
          <text:p/>
        </draw:connector>
        <draw:connector draw:style-name="gr4" draw:text-style-name="P1" draw:layer="layout" draw:type="line" svg:x1="8.5cm" svg:y1="17.25cm" svg:x2="25.6cm" svg:y2="28.6cm" draw:start-shape="id91" draw:end-shape="id15" draw:end-glue-point="3">
          <text:p/>
        </draw:connector>
        <draw:connector draw:style-name="gr4" draw:text-style-name="P1" draw:layer="layout" draw:type="line" svg:x1="8.5cm" svg:y1="17.25cm" svg:x2="8.4cm" svg:y2="11.9cm" draw:start-shape="id91" draw:end-shape="id78" draw:end-glue-point="1">
          <text:p/>
        </draw:connector>
        <draw:connector draw:style-name="gr4" draw:text-style-name="P1" draw:layer="layout" draw:type="line" svg:x1="8.5cm" svg:y1="17.25cm" svg:x2="24.6cm" svg:y2="16.6cm" draw:start-shape="id91" draw:end-shape="id24" draw:end-glue-point="3">
          <text:p/>
        </draw:connector>
        <draw:connector draw:style-name="gr4" draw:text-style-name="P1" draw:layer="layout" draw:type="line" svg:x1="9cm" svg:y1="20.75cm" svg:x2="24.6cm" svg:y2="16.6cm" draw:start-shape="id92" draw:end-shape="id24">
          <text:p/>
        </draw:connector>
        <draw:connector draw:style-name="gr4" draw:text-style-name="P1" draw:layer="layout" draw:type="line" svg:x1="9cm" svg:y1="20.75cm" svg:x2="25.6cm" svg:y2="28.6cm" draw:start-shape="id92" draw:end-shape="id15" draw:end-glue-point="3">
          <text:p/>
        </draw:connector>
        <draw:connector draw:style-name="gr4" draw:text-style-name="P1" draw:layer="layout" draw:type="line" svg:x1="49.5cm" svg:y1="15.25cm" svg:x2="19.6cm" svg:y2="16.5cm" draw:start-shape="id93" draw:start-glue-point="3" draw:end-shape="id18">
          <text:p/>
        </draw:connector>
        <draw:connector draw:style-name="gr4" draw:text-style-name="P1" draw:layer="layout" draw:type="line" svg:x1="49.5cm" svg:y1="15.25cm" svg:x2="22.5cm" svg:y2="4.4cm" draw:start-shape="id93" draw:end-shape="id80">
          <text:p/>
        </draw:connector>
        <draw:connector draw:style-name="gr4" draw:text-style-name="P1" draw:layer="layout" draw:type="line" svg:x1="49.5cm" svg:y1="15.25cm" svg:x2="28.1cm" svg:y2="28.6cm" draw:start-shape="id93" draw:end-shape="id15">
          <text:p/>
        </draw:connector>
        <draw:connector draw:style-name="gr4" draw:text-style-name="P1" draw:layer="layout" draw:type="line" svg:x1="49.5cm" svg:y1="15.25cm" svg:x2="33.5cm" svg:y2="4.85cm" draw:start-shape="id93" draw:end-shape="id73">
          <text:p/>
        </draw:connector>
        <draw:connector draw:style-name="gr4" draw:text-style-name="P1" draw:layer="layout" draw:type="line" svg:x1="49.5cm" svg:y1="15.25cm" svg:x2="11.035cm" svg:y2="8.426cm" draw:start-shape="id93" draw:end-shape="id72">
          <text:p/>
        </draw:connector>
        <draw:connector draw:style-name="gr4" draw:text-style-name="P1" draw:layer="layout" draw:type="line" svg:x1="8.5cm" svg:y1="23.362cm" svg:x2="49.5cm" svg:y2="15.25cm" draw:start-shape="id76" draw:end-shape="id93">
          <text:p/>
        </draw:connector>
        <draw:connector draw:style-name="gr4" draw:text-style-name="P1" draw:layer="layout" draw:type="line" svg:x1="8.5cm" svg:y1="23.362cm" svg:x2="49cm" svg:y2="23.2cm" draw:start-shape="id76" draw:end-shape="id89">
          <text:p/>
        </draw:connector>
        <draw:connector draw:style-name="gr4" draw:text-style-name="P1" draw:layer="layout" draw:type="line" svg:x1="6.25cm" svg:y1="23cm" svg:x2="6.5cm" svg:y2="21cm" draw:start-shape="id76" draw:end-shape="id92" draw:end-glue-point="2">
          <text:p/>
        </draw:connector>
        <draw:connector draw:style-name="gr4" draw:text-style-name="P1" draw:layer="layout" draw:type="line" svg:x1="6.25cm" svg:y1="23cm" svg:x2="7.25cm" svg:y2="10.8cm" draw:start-shape="id76" draw:end-shape="id79">
          <text:p/>
        </draw:connector>
        <draw:connector draw:style-name="gr4" draw:text-style-name="P1" draw:layer="layout" draw:type="line" svg:x1="6.25cm" svg:y1="23cm" svg:x2="5.75cm" svg:y2="17.5cm" draw:start-shape="id76" draw:end-shape="id91">
          <text:p/>
        </draw:connector>
        <draw:connector draw:style-name="gr4" draw:text-style-name="P1" draw:layer="layout" draw:type="line" svg:x1="8.5cm" svg:y1="23.362cm" svg:x2="20.5cm" svg:y2="38.419cm" draw:start-shape="id76" draw:end-shape="id81">
          <text:p/>
        </draw:connector>
        <draw:connector draw:style-name="gr4" draw:text-style-name="P1" draw:layer="layout" draw:type="line" svg:x1="49cm" svg:y1="24.25cm" svg:x2="35cm" svg:y2="15.55cm" draw:start-shape="id90" draw:end-shape="id57">
          <text:p/>
        </draw:connector>
        <draw:connector draw:style-name="gr4" draw:text-style-name="P1" draw:layer="layout" draw:type="line" svg:x1="49cm" svg:y1="24.25cm" svg:x2="28.1cm" svg:y2="28.6cm" draw:start-shape="id90" draw:end-shape="id15" draw:end-glue-point="1">
          <text:p/>
        </draw:connector>
        <draw:connector draw:style-name="gr4" draw:text-style-name="P1" draw:layer="layout" draw:type="line" svg:x1="51.5cm" svg:y1="24.5cm" svg:x2="51.5cm" svg:y2="25.5cm" draw:start-shape="id90" draw:start-glue-point="2" draw:end-shape="id94">
          <text:p/>
        </draw:connector>
        <draw:custom-shape draw:style-name="gr3" draw:text-style-name="P6" draw:id="id95" draw:layer="layout" svg:width="5.5cm" svg:height="0.7cm" svg:x="49cm" svg:y="27.3cm">
          <text:p text:style-name="P5"><text:span text:style-name="T3">generateDefaultReturnStat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6" draw:layer="layout" svg:width="5cm" svg:height="0.5cm" svg:x="49.5cm" svg:y="26.5cm">
          <text:p text:style-name="P2"><text:span text:style-name="T1">generateSectionBott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7" draw:layer="layout" svg:width="3.9cm" svg:height="0.5cm" svg:x="30.6cm" svg:y="17cm">
          <text:p text:style-name="P2"><text:span text:style-name="T1">generateTagged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8" draw:layer="layout" svg:width="4cm" svg:height="0.5cm" svg:x="30.5cm" svg:y="18.5cm">
          <text:p text:style-name="P2"><text:span text:style-name="T1">generateUninterprete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5cm" svg:y1="24.5cm" svg:x2="51.75cm" svg:y2="27.3cm" draw:start-shape="id90" draw:end-shape="id95">
          <text:p/>
        </draw:connector>
        <draw:connector draw:style-name="gr4" draw:text-style-name="P1" draw:layer="layout" draw:type="line" svg:x1="51.5cm" svg:y1="24.5cm" svg:x2="52cm" svg:y2="26.5cm" draw:start-shape="id90" draw:end-shape="id96">
          <text:p/>
        </draw:connector>
        <draw:connector draw:style-name="gr4" draw:text-style-name="P1" draw:layer="layout" draw:type="line" svg:x1="49cm" svg:y1="27.65cm" svg:x2="27.1cm" svg:y2="16.6cm" draw:start-shape="id95" draw:end-shape="id24">
          <text:p/>
        </draw:connector>
        <draw:connector draw:style-name="gr4" draw:text-style-name="P1" draw:layer="layout" draw:type="line" svg:x1="32.9cm" svg:y1="16cm" svg:x2="32.55cm" svg:y2="17cm" draw:start-shape="id57" draw:start-glue-point="2" draw:end-shape="id97">
          <text:p/>
        </draw:connector>
        <draw:connector draw:style-name="gr4" draw:text-style-name="P1" draw:layer="layout" draw:type="line" svg:x1="30.8cm" svg:y1="15.55cm" svg:x2="27.1cm" svg:y2="16.6cm" draw:start-shape="id57" draw:end-shape="id24">
          <text:p/>
        </draw:connector>
        <draw:connector draw:style-name="gr4" draw:text-style-name="P1" draw:layer="layout" draw:type="line" svg:x1="32.55cm" svg:y1="17.5cm" svg:x2="32.5cm" svg:y2="18.5cm" draw:start-shape="id97" draw:end-shape="id98" draw:end-glue-point="0">
          <text:p/>
        </draw:connector>
        <draw:connector draw:style-name="gr4" draw:text-style-name="P1" draw:layer="layout" draw:type="line" svg:x1="34.5cm" svg:y1="18.75cm" svg:x2="35.293cm" svg:y2="20cm" draw:start-shape="id98" draw:end-shape="id99">
          <text:p/>
        </draw:connector>
        <draw:connector draw:style-name="gr4" draw:text-style-name="P1" draw:layer="layout" draw:type="line" svg:x1="34.5cm" svg:y1="18.75cm" svg:x2="33.8cm" svg:y2="21.183cm" draw:start-shape="id98" draw:end-shape="id100">
          <text:p/>
        </draw:connector>
        <draw:connector draw:style-name="gr4" draw:text-style-name="P1" draw:layer="layout" draw:type="line" svg:x1="25.5cm" svg:y1="35cm" svg:x2="30.8cm" svg:y2="15.55cm" draw:start-shape="id83" draw:end-shape="id57">
          <text:p/>
        </draw:connector>
        <draw:connector draw:style-name="gr4" draw:text-style-name="P1" draw:layer="layout" draw:type="line" svg:x1="25.5cm" svg:y1="35cm" svg:x2="25.85cm" svg:y2="17.1cm" draw:start-shape="id83" draw:end-shape="id24">
          <text:p/>
        </draw:connector>
        <draw:connector draw:style-name="gr4" draw:text-style-name="P1" draw:layer="layout" draw:type="line" svg:x1="29.5cm" svg:y1="38.056cm" svg:x2="22.5cm" svg:y2="4.4cm" draw:start-shape="id82" draw:start-glue-point="3" draw:end-shape="id80" draw:end-glue-point="1">
          <text:p/>
        </draw:connector>
        <draw:connector draw:style-name="gr4" draw:text-style-name="P1" draw:layer="layout" draw:type="line" svg:x1="34cm" svg:y1="38.056cm" svg:x2="36cm" svg:y2="38cm" draw:start-shape="id82" draw:start-glue-point="1" draw:end-shape="id101" draw:end-glue-point="3">
          <text:p/>
        </draw:connector>
        <draw:connector draw:style-name="gr4" draw:text-style-name="P1" draw:layer="layout" draw:type="line" svg:x1="29.5cm" svg:y1="38.056cm" svg:x2="25.5cm" svg:y2="35cm" draw:start-shape="id82" draw:end-shape="id83">
          <text:p/>
        </draw:connector>
        <draw:connector draw:style-name="gr4" draw:text-style-name="P1" draw:layer="layout" draw:type="line" svg:x1="29.5cm" svg:y1="38.056cm" svg:x2="27.1cm" svg:y2="16.6cm" draw:start-shape="id82" draw:end-shape="id24">
          <text:p/>
        </draw:connector>
        <draw:connector draw:style-name="gr4" draw:text-style-name="P1" draw:layer="layout" draw:type="line" svg:x1="31.75cm" svg:y1="37.612cm" svg:x2="32.9cm" svg:y2="16cm" draw:start-shape="id82" draw:end-shape="id57">
          <text:p/>
        </draw:connector>
        <draw:connector draw:style-name="gr4" draw:text-style-name="P1" draw:layer="layout" draw:type="line" svg:x1="36cm" svg:y1="38cm" svg:x2="34.441cm" svg:y2="31.559cm" draw:start-shape="id101" draw:end-shape="id84">
          <text:p/>
        </draw:connector>
        <draw:connector draw:style-name="gr4" draw:text-style-name="P1" draw:layer="layout" draw:type="line" svg:x1="38.25cm" svg:y1="37.5cm" svg:x2="37cm" svg:y2="12.75cm" draw:start-shape="id101" draw:end-shape="id59">
          <text:p/>
        </draw:connector>
        <draw:connector draw:style-name="gr4" draw:text-style-name="P1" draw:layer="layout" draw:type="line" svg:x1="40.5cm" svg:y1="38cm" svg:x2="45.5cm" svg:y2="26.6cm" draw:start-shape="id101" draw:end-shape="id41" draw:end-glue-point="2">
          <text:p/>
        </draw:connector>
        <draw:connector draw:style-name="gr4" draw:text-style-name="P1" draw:layer="layout" draw:type="line" svg:x1="38.25cm" svg:y1="37.5cm" svg:x2="38.25cm" svg:y2="36cm" draw:start-shape="id101" draw:end-shape="id37">
          <text:p/>
        </draw:connector>
        <draw:connector draw:style-name="gr4" draw:text-style-name="P1" draw:layer="layout" draw:type="line" svg:x1="36cm" svg:y1="38cm" svg:x2="30.5cm" svg:y2="7.5cm" draw:start-shape="id101" draw:start-glue-point="3" draw:end-shape="id65" draw:end-glue-point="1">
          <text:p/>
        </draw:connector>
        <draw:connector draw:style-name="gr4" draw:text-style-name="P1" draw:layer="layout" draw:type="line" svg:x1="14.45cm" svg:y1="8.5cm" svg:x2="14.75cm" svg:y2="12.1cm" draw:start-shape="id69" draw:start-glue-point="2" draw:end-shape="id44" draw:end-glue-point="0">
          <text:p/>
        </draw:connector>
        <draw:connector draw:style-name="gr4" draw:text-style-name="P1" draw:layer="layout" draw:type="line" svg:x1="16.7cm" svg:y1="8.05cm" svg:x2="44cm" svg:y2="26.1cm" draw:start-shape="id69" draw:end-shape="id41">
          <text:p/>
        </draw:connector>
        <draw:connector draw:style-name="gr4" draw:text-style-name="P1" draw:layer="layout" draw:type="line" svg:x1="14.45cm" svg:y1="6.5cm" svg:x2="14.75cm" svg:y2="12.1cm" draw:start-shape="id70" draw:start-glue-point="2" draw:end-shape="id44">
          <text:p/>
        </draw:connector>
        <draw:connector draw:style-name="gr4" draw:text-style-name="P1" draw:layer="layout" draw:type="line" svg:x1="16.7cm" svg:y1="6cm" svg:x2="44cm" svg:y2="26.1cm" draw:start-shape="id70" draw:end-shape="id41">
          <text:p/>
        </draw:connector>
        <draw:connector draw:style-name="gr4" draw:text-style-name="P1" draw:layer="layout" draw:type="line" svg:x1="26cm" svg:y1="7.5cm" svg:x2="17.5cm" svg:y2="12.6cm" draw:start-shape="id65" draw:start-glue-point="3" draw:end-shape="id44">
          <text:p/>
        </draw:connector>
        <draw:connector draw:style-name="gr4" draw:text-style-name="P1" draw:layer="layout" draw:type="line" svg:x1="28.25cm" svg:y1="8cm" svg:x2="28.1cm" svg:y2="24.1cm" draw:start-shape="id65" draw:end-shape="id8">
          <text:p/>
        </draw:connector>
        <draw:connector draw:style-name="gr4" draw:text-style-name="P1" draw:layer="layout" draw:type="line" svg:x1="28.25cm" svg:y1="8cm" svg:x2="28.1cm" svg:y2="32.1cm" draw:start-shape="id65" draw:end-shape="id102">
          <text:p/>
        </draw:connector>
        <draw:connector draw:style-name="gr4" draw:text-style-name="P1" draw:layer="layout" draw:type="line" svg:x1="19.6cm" svg:y1="10.6cm" svg:x2="24.6cm" svg:y2="16.6cm" draw:start-shape="id4" draw:end-shape="id24" draw:end-glue-point="3">
          <text:p/>
        </draw:connector>
        <draw:connector draw:style-name="gr4" draw:text-style-name="P1" draw:layer="layout" draw:type="line" svg:x1="19.6cm" svg:y1="10.6cm" svg:x2="24.1cm" svg:y2="15.1cm" draw:start-shape="id4" draw:end-shape="id25">
          <text:p/>
        </draw:connector>
        <draw:connector draw:style-name="gr4" draw:text-style-name="P1" draw:layer="layout" draw:type="line" svg:x1="19.6cm" svg:y1="10.6cm" svg:x2="24.1cm" svg:y2="13.6cm" draw:start-shape="id4" draw:end-shape="id26" draw:end-glue-point="3">
          <text:p/>
        </draw:connector>
        <draw:custom-shape draw:style-name="gr3" draw:text-style-name="P4" draw:id="id105" draw:layer="layout" svg:width="3.187cm" svg:height="0.8cm" svg:x="23.313cm" svg:y="3.3cm">
          <text:p text:style-name="P2"><text:span text:style-name="T1">isVerboseDoc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6" draw:layer="layout" svg:width="4.5cm" svg:height="0.8cm" svg:x="29cm" svg:y="3.2cm">
          <text:p text:style-name="P2"><text:span text:style-name="T1">setVerboseDoc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3" draw:layer="layout" svg:width="3.687cm" svg:height="0.8cm" svg:x="23.313cm" svg:y="2.2cm">
          <text:p text:style-name="P2"><text:span text:style-name="T1">isLfBeforeCur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0.8cm" svg:x="28.813cm" svg:y="2.2cm">
          <text:p text:style-name="P2"><text:span text:style-name="T1">getUseS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4" draw:layer="layout" svg:width="3cm" svg:height="0.8cm" svg:x="19.5cm" svg:y="2.2cm">
          <text:p text:style-name="P2"><text:span text:style-name="T1">setLfBeforeCur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8" draw:layer="layout" svg:width="2.5cm" svg:height="0.8cm" svg:x="23.5cm" svg:y="4.7cm">
          <text:p text:style-name="P2"><text:span text:style-name="T1">setIn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7" draw:layer="layout" svg:width="2.187cm" svg:height="0.8cm" svg:x="26.5cm" svg:y="4.7cm">
          <text:p text:style-name="P2"><text:span text:style-name="T1">getInd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156cm" svg:y1="3cm" svg:x2="25.35cm" svg:y2="14.6cm" draw:start-shape="id103" draw:end-shape="id25">
          <text:p/>
        </draw:connector>
        <draw:connector draw:style-name="gr4" draw:text-style-name="P1" draw:layer="layout" draw:type="line" svg:x1="22.5cm" svg:y1="2.6cm" svg:x2="24.1cm" svg:y2="15.1cm" draw:start-shape="id104" draw:end-shape="id25" draw:end-glue-point="3">
          <text:p/>
        </draw:connector>
        <draw:connector draw:style-name="gr4" draw:text-style-name="P1" draw:layer="layout" draw:type="line" svg:x1="24.906cm" svg:y1="4.1cm" svg:x2="25.35cm" svg:y2="13.1cm" draw:start-shape="id105" draw:end-shape="id26">
          <text:p/>
        </draw:connector>
        <draw:connector draw:style-name="gr4" draw:text-style-name="P1" draw:layer="layout" draw:type="line" svg:x1="29cm" svg:y1="3.6cm" svg:x2="26.6cm" svg:y2="13.6cm" draw:start-shape="id106" draw:end-shape="id26">
          <text:p/>
        </draw:connector>
        <draw:connector draw:style-name="gr4" draw:text-style-name="P1" draw:layer="layout" draw:type="line" svg:x1="27.593cm" svg:y1="5.5cm" svg:x2="27.1cm" svg:y2="16.6cm" draw:start-shape="id107" draw:end-shape="id24" draw:end-glue-point="1">
          <text:p/>
        </draw:connector>
        <draw:connector draw:style-name="gr4" draw:text-style-name="P1" draw:layer="layout" draw:type="line" svg:x1="26cm" svg:y1="5.1cm" svg:x2="25.85cm" svg:y2="16.1cm" draw:start-shape="id108" draw:end-shape="id24" draw:end-glue-point="0">
          <text:p/>
        </draw:connector>
        <draw:custom-shape draw:style-name="gr3" draw:text-style-name="P4" draw:layer="layout" svg:width="4.5cm" svg:height="0.8cm" svg:x="28.813cm" svg:y="1.1cm">
          <text:p text:style-name="P2"><text:span text:style-name="T1">setUseS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9" draw:layer="layout" svg:width="4.5cm" svg:height="0.5cm" svg:x="6.535cm" svg:y="4.876cm">
          <text:p text:style-name="P2"><text:span text:style-name="T1">startFileGene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1" draw:layer="layout" svg:width="3.5cm" svg:height="1cm" svg:x="13cm" svg:y="3.5cm">
          <text:p text:style-name="P2"><text:span text:style-name="T1">generatedFile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10" draw:layer="layout" svg:width="3.5cm" svg:height="1cm" svg:x="13cm" svg:y="2cm">
          <text:p text:style-name="P2"><text:span text:style-name="T1">generateRecu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12" draw:layer="layout" svg:width="4.5cm" svg:height="0.5cm" svg:x="6.535cm" svg:y="5.876cm">
          <text:p text:style-name="P2"><text:span text:style-name="T1">endFileGene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3" draw:layer="layout" svg:width="4cm" svg:height="0.5cm" svg:x="6.5cm" svg:y="7cm">
          <text:p text:style-name="P2"><text:span text:style-name="T1">generateFilesForEle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5cm" svg:y1="5.126cm" svg:x2="13cm" svg:y2="2.5cm" draw:start-shape="id109" draw:end-shape="id110">
          <text:p/>
        </draw:connector>
        <draw:connector draw:style-name="gr4" draw:text-style-name="P1" draw:layer="layout" draw:type="line" svg:x1="11.035cm" svg:y1="5.126cm" svg:x2="13cm" svg:y2="4cm" draw:start-shape="id109" draw:end-shape="id111">
          <text:p/>
        </draw:connector>
        <draw:connector draw:style-name="gr4" draw:text-style-name="P1" draw:layer="layout" draw:type="line" svg:x1="11.035cm" svg:y1="6.126cm" svg:x2="13cm" svg:y2="2.5cm" draw:start-shape="id112" draw:start-glue-point="1" draw:end-shape="id110">
          <text:p/>
        </draw:connector>
        <draw:connector draw:style-name="gr4" draw:text-style-name="P1" draw:layer="layout" draw:type="line" svg:x1="11.035cm" svg:y1="6.126cm" svg:x2="13cm" svg:y2="4cm" draw:start-shape="id112" draw:end-shape="id111">
          <text:p/>
        </draw:connector>
        <draw:connector draw:style-name="gr4" draw:text-style-name="P1" draw:layer="layout" draw:type="line" svg:x1="10.5cm" svg:y1="7.25cm" svg:x2="13cm" svg:y2="4cm" draw:start-shape="id113" draw:end-shape="id111">
          <text:p/>
        </draw:connector>
        <draw:connector draw:style-name="gr4" draw:text-style-name="P1" draw:layer="layout" draw:type="line" svg:x1="10.5cm" svg:y1="7.25cm" svg:x2="23.6cm" svg:y2="12.1cm" draw:start-shape="id113" draw:start-glue-point="1" draw:end-shape="id114" draw:end-glue-point="3">
          <text:p/>
        </draw:connector>
        <draw:connector draw:style-name="gr4" draw:text-style-name="P1" draw:layer="layout" draw:type="line" svg:x1="10.5cm" svg:y1="7.25cm" svg:x2="25.6cm" svg:y2="28.6cm" draw:start-shape="id113" draw:end-shape="id15" draw:end-glue-point="3">
          <text:p/>
        </draw:connector>
        <draw:connector draw:style-name="gr4" draw:text-style-name="P1" draw:layer="layout" draw:type="line" svg:x1="10.5cm" svg:y1="7.25cm" svg:x2="11.344cm" svg:y2="31.471cm" draw:start-shape="id113" draw:end-shape="id30">
          <text:p/>
        </draw:connector>
        <draw:connector draw:style-name="gr4" draw:text-style-name="P1" draw:layer="layout" draw:type="line" svg:x1="8.5cm" svg:y1="7.5cm" svg:x2="23.6cm" svg:y2="10.6cm" draw:start-shape="id113" draw:start-glue-point="2" draw:end-shape="id31">
          <text:p/>
        </draw:connector>
        <draw:connector draw:style-name="gr4" draw:text-style-name="P1" draw:layer="layout" draw:type="line" svg:x1="10.5cm" svg:y1="7.25cm" svg:x2="16.6cm" svg:y2="21.1cm" draw:start-shape="id113" draw:end-shape="id14">
          <text:p/>
        </draw:connector>
        <draw:connector draw:style-name="gr4" draw:text-style-name="P1" draw:layer="layout" draw:type="line" svg:x1="6.5cm" svg:y1="7.25cm" svg:x2="7cm" svg:y2="39cm" draw:start-shape="id113" draw:end-shape="id32" draw:end-glue-point="0">
          <text:p/>
        </draw:connector>
        <draw:connector draw:style-name="gr4" draw:text-style-name="P1" draw:layer="layout" draw:type="line" svg:x1="10.5cm" svg:y1="7.25cm" svg:x2="25.6cm" svg:y2="25.6cm" draw:start-shape="id113" draw:end-shape="id9" draw:end-glue-point="3">
          <text:p/>
        </draw:connector>
        <draw:connector draw:style-name="gr4" draw:text-style-name="P1" draw:layer="layout" draw:type="line" svg:x1="10.5cm" svg:y1="7.25cm" svg:x2="25.6cm" svg:y2="27.1cm" draw:start-shape="id113" draw:end-shape="id10" draw:end-glue-point="3">
          <text:p/>
        </draw:connector>
        <draw:connector draw:style-name="gr4" draw:text-style-name="P1" draw:layer="layout" draw:type="line" svg:x1="10.5cm" svg:y1="7.25cm" svg:x2="16.6cm" svg:y2="24.3cm" draw:start-shape="id113" draw:end-shape="id5" draw:end-glue-point="3">
          <text:p/>
        </draw:connector>
        <draw:connector draw:style-name="gr4" draw:text-style-name="P1" draw:layer="layout" svg:x1="10.5cm" svg:y1="7.25cm" svg:x2="10.5cm" svg:y2="7.25cm" draw:start-shape="id113" draw:end-shape="id113">
          <text:p/>
        </draw:connector>
        <draw:connector draw:style-name="gr4" draw:text-style-name="P1" draw:layer="layout" draw:type="line" svg:x1="8.5cm" svg:y1="7cm" svg:x2="8.5cm" svg:y2="7cm" draw:start-shape="id113" draw:end-shape="id113">
          <text:p/>
        </draw:connector>
        <draw:custom-shape draw:style-name="gr3" draw:text-style-name="P4" draw:id="id115" draw:layer="layout" svg:width="2.1cm" svg:height="0.5cm" svg:x="3.9cm" svg:y="7cm">
          <text:p text:style-name="P2"><text:span text:style-name="T1">gener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cm" svg:y1="7.25cm" svg:x2="6.535cm" svg:y2="5.126cm" draw:start-shape="id115" draw:end-shape="id109">
          <text:p/>
        </draw:connector>
        <draw:connector draw:style-name="gr4" draw:text-style-name="P1" draw:layer="layout" draw:type="line" svg:x1="4.95cm" svg:y1="7.5cm" svg:x2="4.5cm" svg:y2="8.5cm" draw:start-shape="id115" draw:start-glue-point="2" draw:end-shape="id29">
          <text:p/>
        </draw:connector>
        <draw:connector draw:style-name="gr4" draw:text-style-name="P1" draw:layer="layout" draw:type="line" svg:x1="6cm" svg:y1="7.25cm" svg:x2="25.6cm" svg:y2="28.6cm" draw:start-shape="id115" draw:end-shape="id15" draw:end-glue-point="3">
          <text:p/>
        </draw:connector>
        <draw:connector draw:style-name="gr4" draw:text-style-name="P1" draw:layer="layout" draw:type="line" svg:x1="6cm" svg:y1="7.25cm" svg:x2="16.6cm" svg:y2="21.1cm" draw:start-shape="id115" draw:end-shape="id14">
          <text:p/>
        </draw:connector>
        <draw:connector draw:style-name="gr4" draw:text-style-name="P1" draw:layer="layout" draw:type="line" svg:x1="6cm" svg:y1="7.25cm" svg:x2="20cm" svg:y2="26.6cm" draw:start-shape="id115" draw:start-glue-point="1" draw:end-shape="id23">
          <text:p/>
        </draw:connector>
        <draw:connector draw:style-name="gr4" draw:text-style-name="P1" draw:layer="layout" draw:type="line" svg:x1="6cm" svg:y1="7.25cm" svg:x2="13cm" svg:y2="4cm" draw:start-shape="id115" draw:start-glue-point="1" draw:end-shape="id111">
          <text:p/>
        </draw:connector>
        <draw:connector draw:style-name="gr4" draw:text-style-name="P1" draw:layer="layout" draw:type="line" svg:x1="4.95cm" svg:y1="7cm" svg:x2="4.95cm" svg:y2="7cm" draw:start-shape="id115" draw:end-shape="id115" draw:end-glue-point="0">
          <text:p/>
        </draw:connector>
        <draw:connector draw:style-name="gr4" draw:text-style-name="P1" draw:layer="layout" draw:type="line" svg:x1="6cm" svg:y1="7.25cm" svg:x2="6.535cm" svg:y2="6.126cm" draw:start-shape="id115" draw:end-shape="id112">
          <text:p/>
        </draw:connector>
        <draw:custom-shape draw:style-name="gr3" draw:text-style-name="P4" draw:id="id116" draw:layer="layout" svg:width="2.8cm" svg:height="0.5cm" svg:x="3cm" svg:y="5.7cm">
          <text:p text:style-name="P2"><text:span text:style-name="T1">generateFil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8cm" svg:y1="5.95cm" svg:x2="6.535cm" svg:y2="5.126cm" draw:start-shape="id116" draw:end-shape="id109">
          <text:p/>
        </draw:connector>
        <draw:connector draw:style-name="gr4" draw:text-style-name="P1" draw:layer="layout" draw:type="line" svg:x1="5.8cm" svg:y1="5.95cm" svg:x2="6.535cm" svg:y2="6.126cm" draw:start-shape="id116" draw:end-shape="id112">
          <text:p/>
        </draw:connector>
        <draw:connector draw:style-name="gr4" draw:text-style-name="P1" draw:layer="layout" draw:type="line" svg:x1="5.8cm" svg:y1="5.95cm" svg:x2="6.5cm" svg:y2="7.25cm" draw:start-shape="id116" draw:end-shape="id113">
          <text:p/>
        </draw:connector>
        <draw:custom-shape draw:style-name="gr3" draw:text-style-name="P4" draw:id="id117" draw:layer="layout" svg:width="2.8cm" svg:height="0.5cm" svg:x="3cm" svg:y="4.2cm">
          <text:p text:style-name="P2"><text:span text:style-name="T1">generateFileLis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8cm" svg:y1="4.45cm" svg:x2="6.535cm" svg:y2="5.126cm" draw:start-shape="id117" draw:start-glue-point="1" draw:end-shape="id109">
          <text:p/>
        </draw:connector>
        <draw:connector draw:style-name="gr4" draw:text-style-name="P1" draw:layer="layout" draw:type="line" svg:x1="5.8cm" svg:y1="4.45cm" svg:x2="6.535cm" svg:y2="6.126cm" draw:start-shape="id117" draw:end-shape="id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Luís Sérgio Oliveira</meta:initial-creator>
    <meta:creation-date>2007-09-17T07:49:24</meta:creation-date>
    <dc:creator>Luís Sérgio Oliveira</dc:creator>
    <dc:date>2007-10-03T22:30:23</dc:date>
    <dc:language>pt-PT</dc:language>
    <meta:editing-cycles>16</meta:editing-cycles>
    <meta:editing-duration>P15DT12H13M50S</meta:editing-duration>
    <meta:user-defined meta:name="Info 1"/>
    <meta:user-defined meta:name="Info 2"/>
    <meta:user-defined meta:name="Info 3"/>
    <meta:user-defined meta:name="Info 4"/>
    <meta:document-statistic meta:object-count="377"/>
  </office:meta>
</office:document-meta>
</file>